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14mm" fo:break-before="auto" style:use-optimal-row-height="true"/>
    </style:style>
    <style:style style:name="ro12" style:family="table-row">
      <style:table-row-properties style:row-height="23.28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5.4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14.34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33.69mm" fo:break-before="auto" style:use-optimal-row-height="true"/>
    </style:style>
    <style:style style:name="ro21" style:family="table-row">
      <style:table-row-properties style:row-height="11.57mm" fo:break-before="auto" style:use-optimal-row-height="true"/>
    </style:style>
    <style:style style:name="ro22" style:family="table-row">
      <style:table-row-properties style:row-height="30.92mm" fo:break-before="auto" style:use-optimal-row-height="true"/>
    </style:style>
    <style:style style:name="ro23" style:family="table-row">
      <style:table-row-properties style:row-height="40.41mm" fo:break-before="auto" style:use-optimal-row-height="true"/>
    </style:style>
    <style:style style:name="ro24" style:family="table-row">
      <style:table-row-properties style:row-height="34.75mm" fo:break-before="auto" style:use-optimal-row-height="true"/>
    </style:style>
    <style:style style:name="ro25" style:family="table-row">
      <style:table-row-properties style:row-height="42.42mm" fo:break-before="auto" style:use-optimal-row-height="false"/>
    </style:style>
    <style:style style:name="ro26" style:family="table-row">
      <style:table-row-properties style:row-height="19.86mm" fo:break-before="auto" style:use-optimal-row-height="true"/>
    </style:style>
    <style:style style:name="ro27" style:family="table-row">
      <style:table-row-properties style:row-height="42.23mm" fo:break-before="auto" style:use-optimal-row-height="true"/>
    </style:style>
    <style:style style:name="ro28" style:family="table-row">
      <style:table-row-properties style:row-height="33.88mm" fo:break-before="auto" style:use-optimal-row-height="true"/>
    </style:style>
    <style:style style:name="ro29" style:family="table-row">
      <style:table-row-properties style:row-height="22.74mm" fo:break-before="auto" style:use-optimal-row-height="true"/>
    </style:style>
    <style:style style:name="ro30" style:family="table-row">
      <style:table-row-properties style:row-height="6.03mm" fo:break-before="auto" style:use-optimal-row-height="true"/>
    </style:style>
    <style:style style:name="ro31" style:family="table-row">
      <style:table-row-properties style:row-height="8.94mm" fo:break-before="auto" style:use-optimal-row-height="true"/>
    </style:style>
    <style:style style:name="ro32" style:family="table-row">
      <style:table-row-properties style:row-height="23.04mm" fo:break-before="auto" style:use-optimal-row-height="true"/>
    </style:style>
    <style:style style:name="ro33" style:family="table-row">
      <style:table-row-properties style:row-height="17.39mm" fo:break-before="auto" style:use-optimal-row-height="true"/>
    </style:style>
    <style:style style:name="ro34" style:family="table-row">
      <style:table-row-properties style:row-height="14.59mm" fo:break-before="auto" style:use-optimal-row-height="true"/>
    </style:style>
    <style:style style:name="ro35" style:family="table-row">
      <style:table-row-properties style:row-height="25.68mm" fo:break-before="auto" style:use-optimal-row-height="true"/>
    </style:style>
    <style:style style:name="ro36" style:family="table-row">
      <style:table-row-properties style:row-height="8.41mm" fo:break-before="auto" style:use-optimal-row-height="true"/>
    </style:style>
    <style:style style:name="ro37" style:family="table-row">
      <style:table-row-properties style:row-height="4.46mm" fo:break-before="auto" style:use-optimal-row-height="true"/>
    </style:style>
    <style:style style:name="ro38" style:family="table-row">
      <style:table-row-properties style:row-height="11.84mm" fo:break-before="auto" style:use-optimal-row-height="true"/>
    </style:style>
    <style:style style:name="ro39" style:family="table-row">
      <style:table-row-properties style:row-height="9.05mm" fo:break-before="auto" style:use-optimal-row-height="true"/>
    </style:style>
    <style:style style:name="ro40" style:family="table-row">
      <style:table-row-properties style:row-height="17.02mm" fo:break-before="auto" style:use-optimal-row-height="true"/>
    </style:style>
    <style:style style:name="ro41" style:family="table-row">
      <style:table-row-properties style:row-height="14.53mm" fo:break-before="auto" style:use-optimal-row-height="true"/>
    </style:style>
    <style:style style:name="ro42" style:family="table-row">
      <style:table-row-properties style:row-height="11.04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44" style:family="table-row">
      <style:table-row-properties style:row-height="80.94mm" fo:break-before="auto" style:use-optimal-row-height="true"/>
    </style:style>
    <style:style style:name="ro45" style:family="table-row">
      <style:table-row-properties style:row-height="5.93mm" fo:break-before="auto" style:use-optimal-row-height="true"/>
    </style:style>
    <style:style style:name="ro46" style:family="table-row">
      <style:table-row-properties style:row-height="8.7mm" fo:break-before="auto" style:use-optimal-row-height="true"/>
    </style:style>
    <style:style style:name="ro47" style:family="table-row">
      <style:table-row-properties style:row-height="6.23mm" fo:break-before="auto" style:use-optimal-row-height="true"/>
    </style:style>
    <style:style style:name="ro48" style:family="table-row">
      <style:table-row-properties style:row-height="11.47mm" fo:break-before="auto" style:use-optimal-row-height="true"/>
    </style:style>
    <style:style style:name="ro49" style:family="table-row">
      <style:table-row-properties style:row-height="19.79mm" fo:break-before="auto" style:use-optimal-row-height="true"/>
    </style:style>
    <style:style style:name="ro50" style:family="table-row">
      <style:table-row-properties style:row-height="3.69mm" fo:break-before="auto" style:use-optimal-row-height="true"/>
    </style:style>
    <style:style style:name="ro51" style:family="table-row">
      <style:table-row-properties style:row-height="8.59mm" fo:break-before="auto" style:use-optimal-row-height="true"/>
    </style:style>
    <style:style style:name="ro52" style:family="table-row">
      <style:table-row-properties style:row-height="4.62mm" fo:break-before="auto" style:use-optimal-row-height="true"/>
    </style:style>
    <style:style style:name="ro53" style:family="table-row">
      <style:table-row-properties style:row-height="10.88mm" fo:break-before="auto" style:use-optimal-row-height="false"/>
    </style:style>
    <style:style style:name="ro5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5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6" style:family="table-cell" style:parent-style-name="Default">
      <style:table-cell-properties fo:border="0.06pt solid #00000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31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4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6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8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2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61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1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style:font-name-asian="WenQuanYi Zen Hei" style:font-name-complex="Lohit Hindi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Liberation Sans" style:font-style-complex="normal" style:font-style-asian="normal" style:font-weight-complex="bold" style:font-weight-asian="bold" style:font-size-complex="11pt" style:font-size-asian="11pt" style:font-name-complex="Liberation Sans" fo:color="#000000" style:font-name-asian="Liberation Sans" style:text-outline="false" fo:font-style="normal" style:text-line-through-type="none" style:text-underline-style="none" style:text-underline-color="font-color" fo:font-weight="bold" fo:font-size="11pt" fo:text-shadow="none"/>
    </style:style>
    <style:style style:name="T18" style:family="text">
      <style:text-properties style:font-name="Liberation Sans" style:font-style-complex="normal" style:font-style-asian="normal" style:font-size-complex="11pt" style:font-size-asian="11pt" style:font-name-complex="Liberation Sans" fo:color="#000000" style:font-name-asian="Liberation Sans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9" style:family="text">
      <style:text-properties fo:font-size="7pt"/>
    </style:style>
    <style:style style:name="T20" style:family="text">
      <style:text-properties fo:font-size="7pt" fo:font-style="italic" style:font-style-asian="italic" style:font-style-complex="italic"/>
    </style:style>
    <style:style style:name="T21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22" style:family="text">
      <style:text-properties fo:color="#000000" fo:font-size="7pt" style:font-size-asian="7pt" style:font-size-complex="7pt"/>
    </style:style>
    <style:style style:name="T23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4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5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27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normal" style:font-name-asian="Liberation Sans1" style:font-size-asian="7pt" style:font-style-asian="normal" style:font-weight-asian="normal" style:font-name-complex="Liberation Sans1" style:font-size-complex="7pt" style:font-style-complex="normal" style:font-weight-complex="normal"/>
    </style:style>
    <style:style style:name="T28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bold" style:font-name-asian="Liberation Sans1" style:font-size-asian="7pt" style:font-style-asian="normal" style:font-weight-asian="bold" style:font-name-complex="Liberation Sans1" style:font-size-complex="7pt" style:font-style-complex="normal" style:font-weight-complex="bold"/>
    </style:style>
    <style:style style:name="T29" style:family="text">
      <style:text-properties fo:language="none" fo:country="none" style:language-asian="none" style:country-asian="none" style:language-complex="none" style:country-complex="none"/>
    </style:style>
    <style:style style:name="T30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</office:automatic-styles>
  <office:body>
    <office:spreadsheet>
      <table:tracked-changes>
        <table:cell-content-change table:id="ct1" table:acceptance-state="accepted">
          <table:cell-address table:column="0" table:row="2" table:table="0"/>
          <office:change-info>
            <dc:creator>Rainer Klute</dc:creator>
            <dc:date>2016-04-04T08:44:14.922307462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2" table:acceptance-state="accepted">
          <table:cell-address table:column="0" table:row="3" table:table="0"/>
          <office:change-info>
            <dc:creator>Rainer Klute</dc:creator>
            <dc:date>2016-04-04T08:44:14.923398851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3" table:acceptance-state="accepted">
          <table:cell-address table:column="1" table:row="4" table:table="0"/>
          <office:change-info>
            <dc:creator>Rainer Klute</dc:creator>
            <dc:date>2016-04-04T08:44:14.924623414</dc:date>
          </office:change-info>
          <table:previous>
            <table:change-track-table-cell office:value-type="float" office:value="0"/>
          </table:previous>
        </table:cell-content-change>
        <table:cell-content-change table:id="ct4" table:acceptance-state="accepted">
          <table:cell-address table:column="1" table:row="5" table:table="0"/>
          <office:change-info>
            <dc:creator>Rainer Klute</dc:creator>
            <dc:date>2016-04-04T08:44:14.925726070</dc:date>
          </office:change-info>
          <table:previous>
            <table:change-track-table-cell office:value-type="float" office:value="96"/>
          </table:previous>
        </table:cell-content-change>
        <table:cell-content-change table:id="ct5" table:acceptance-state="accepted">
          <table:cell-address table:column="0" table:row="6" table:table="0"/>
          <office:change-info>
            <dc:creator>Rainer Klute</dc:creator>
            <dc:date>2016-04-04T08:44:14.926812292</dc:date>
          </office:change-info>
          <table:previous>
            <table:change-track-table-cell office:value-type="string">
              <text:p>Test Counter:</text:p>
            </table:change-track-table-cell>
          </table:previous>
        </table:cell-content-change>
        <table:cell-content-change table:id="ct6" table:acceptance-state="accepted">
          <table:cell-address table:column="1" table:row="6" table:table="0"/>
          <office:change-info>
            <dc:creator>Rainer Klute</dc:creator>
            <dc:date>2016-04-04T08:44:14.926843807</dc:date>
          </office:change-info>
          <table:previous>
            <table:change-track-table-cell office:value-type="float" office:value="96"/>
          </table:previous>
        </table:cell-content-change>
        <table:cell-content-change table:id="ct7" table:acceptance-state="accepted">
          <table:cell-address table:column="0" table:row="10" table:table="0"/>
          <office:change-info>
            <dc:creator>Rainer Klute</dc:creator>
            <dc:date>2016-04-04T08:44:14.93088132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" table:acceptance-state="accepted">
          <table:cell-address table:column="1" table:row="10" table:table="0"/>
          <office:change-info>
            <dc:creator>Rainer Klute</dc:creator>
            <dc:date>2016-04-04T08:44:14.930899446</dc:date>
          </office:change-info>
          <table:previous>
            <table:change-track-table-cell office:value-type="string"/>
          </table:previous>
        </table:cell-content-change>
        <table:cell-content-change table:id="ct9" table:acceptance-state="accepted">
          <table:cell-address table:column="0" table:row="12" table:table="0"/>
          <office:change-info>
            <dc:creator>Rainer Klute</dc:creator>
            <dc:date>2016-04-04T08:44:14.932743063</dc:date>
          </office:change-info>
          <table:previous>
            <table:change-track-table-cell office:value-type="string">
              <text:p>Operating System Used:</text:p>
            </table:change-track-table-cell>
          </table:previous>
        </table:cell-content-change>
        <table:cell-content-change table:id="ct10" table:acceptance-state="accepted">
          <table:cell-address table:column="0" table:row="13" table:table="0"/>
          <office:change-info>
            <dc:creator>Rainer Klute</dc:creator>
            <dc:date>2016-04-04T08:44:14.93374525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1" table:acceptance-state="accepted">
          <table:cell-address table:column="1" table:row="13" table:table="0"/>
          <office:change-info>
            <dc:creator>Rainer Klute</dc:creator>
            <dc:date>2016-04-04T08:44:14.933750502</dc:date>
          </office:change-info>
          <table:previous>
            <table:change-track-table-cell office:value-type="string">
              <text:p>SCT 2.5</text:p>
            </table:change-track-table-cell>
          </table:previous>
        </table:cell-content-change>
        <table:cell-content-change table:id="ct12" table:acceptance-state="accepted">
          <table:cell-address table:column="0" table:row="14" table:table="0"/>
          <office:change-info>
            <dc:creator>Rainer Klute</dc:creator>
            <dc:date>2016-04-04T08:44:14.9346745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" table:acceptance-state="accepted">
          <table:cell-address table:column="1" table:row="14" table:table="0"/>
          <office:change-info>
            <dc:creator>Rainer Klute</dc:creator>
            <dc:date>2016-04-04T08:44:14.934679479</dc:date>
          </office:change-info>
          <table:previous>
            <table:change-track-table-cell office:value-type="string">
              <text:p>Luna (4.4)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Rainer Klute</dc:creator>
            <dc:date>2016-04-04T08:44:14.936463023</dc:date>
          </office:change-info>
          <table:previous>
            <table:change-track-table-cell office:value-type="string">
              <text:p>Description</text:p>
            </table:change-track-table-cell>
          </table:previous>
        </table:cell-content-change>
        <table:cell-content-change table:id="ct15" table:acceptance-state="accepted">
          <table:cell-address table:column="1" table:row="19" table:table="0"/>
          <office:change-info>
            <dc:creator>Rainer Klute</dc:creator>
            <dc:date>2016-04-04T08:44:14.939537323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6" table:acceptance-state="accepted">
          <table:cell-address table:column="1" table:row="20" table:table="0"/>
          <office:change-info>
            <dc:creator>Rainer Klute</dc:creator>
            <dc:date>2016-04-04T08:44:14.940414016</dc:date>
          </office:change-info>
          <table:previous>
            <table:change-track-table-cell office:value-type="string">
              <text:p>Incomplete: 22 of 22 open</text:p>
            </table:change-track-table-cell>
          </table:previous>
        </table:cell-content-change>
        <table:cell-content-change table:id="ct17" table:acceptance-state="accepted">
          <table:cell-address table:column="1" table:row="21" table:table="0"/>
          <office:change-info>
            <dc:creator>Rainer Klute</dc:creator>
            <dc:date>2016-04-04T08:44:14.941326954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8" table:acceptance-state="accepted">
          <table:cell-address table:column="1" table:row="22" table:table="0"/>
          <office:change-info>
            <dc:creator>Rainer Klute</dc:creator>
            <dc:date>2016-04-04T08:44:14.942263991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9" table:acceptance-state="accepted">
          <table:cell-address table:column="1" table:row="23" table:table="0"/>
          <office:change-info>
            <dc:creator>Rainer Klute</dc:creator>
            <dc:date>2016-04-04T08:44:14.943187831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0" table:acceptance-state="accepted">
          <table:cell-address table:column="1" table:row="24" table:table="0"/>
          <office:change-info>
            <dc:creator>Rainer Klute</dc:creator>
            <dc:date>2016-04-04T08:44:14.944351776</dc:date>
          </office:change-info>
          <table:previous>
            <table:change-track-table-cell office:value-type="string">
              <text:p>Incomplete: 5 of 5 open</text:p>
            </table:change-track-table-cell>
          </table:previous>
        </table:cell-content-change>
        <table:cell-content-change table:id="ct21" table:acceptance-state="accepted">
          <table:cell-address table:column="1" table:row="25" table:table="0"/>
          <office:change-info>
            <dc:creator>Rainer Klute</dc:creator>
            <dc:date>2016-04-04T08:44:14.945343970</dc:date>
          </office:change-info>
          <table:previous>
            <table:change-track-table-cell office:value-type="string">
              <text:p>Incomplete: 2 of 2 open</text:p>
            </table:change-track-table-cell>
          </table:previous>
        </table:cell-content-change>
        <table:cell-content-change table:id="ct22" table:acceptance-state="accepted">
          <table:cell-address table:column="1" table:row="26" table:table="0"/>
          <office:change-info>
            <dc:creator>Rainer Klute</dc:creator>
            <dc:date>2016-04-04T08:44:14.946278206</dc:date>
          </office:change-info>
          <table:previous>
            <table:change-track-table-cell office:value-type="string">
              <text:p>Incomplete: 20 of 20 open</text:p>
            </table:change-track-table-cell>
          </table:previous>
        </table:cell-content-change>
        <table:cell-content-change table:id="ct23" table:acceptance-state="accepted">
          <table:cell-address table:column="1" table:row="27" table:table="0"/>
          <office:change-info>
            <dc:creator>Rainer Klute</dc:creator>
            <dc:date>2016-04-04T08:44:14.947493222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4" table:acceptance-state="accepted">
          <table:cell-address table:column="1" table:row="28" table:table="0"/>
          <office:change-info>
            <dc:creator>Rainer Klute</dc:creator>
            <dc:date>2016-04-04T08:44:14.948455667</dc:date>
          </office:change-info>
          <table:previous>
            <table:change-track-table-cell office:value-type="string">
              <text:p>Incomplete: 1 of 1 open</text:p>
            </table:change-track-table-cell>
          </table:previous>
        </table:cell-content-change>
        <table:cell-content-change table:id="ct25" table:acceptance-state="accepted">
          <table:cell-address table:column="1" table:row="29" table:table="0"/>
          <office:change-info>
            <dc:creator>Rainer Klute</dc:creator>
            <dc:date>2016-04-04T08:44:14.949460275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6" table:acceptance-state="accepted">
          <table:cell-address table:column="1" table:row="30" table:table="0"/>
          <office:change-info>
            <dc:creator>Rainer Klute</dc:creator>
            <dc:date>2016-04-04T08:44:14.950389214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7" table:acceptance-state="accepted">
          <table:cell-address table:column="1" table:row="31" table:table="0"/>
          <office:change-info>
            <dc:creator>Rainer Klute</dc:creator>
            <dc:date>2016-04-04T08:44:14.951364277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28" table:acceptance-state="accepted">
          <table:cell-address table:column="2" table:row="2" table:table="1"/>
          <office:change-info>
            <dc:creator>Rainer Klute</dc:creator>
            <dc:date>2016-04-04T08:44:14.987323849</dc:date>
          </office:change-info>
          <table:previous>
            <table:change-track-table-cell table:cell-address="'Yakindu SCT Testcase 01 - Installation'.C3" table:formula="of:=['Yakindu SCT Test Report Setup'.$B1]" office:value-type="float" office:value="42464"/>
          </table:previous>
        </table:cell-content-change>
        <table:cell-content-change table:id="ct29" table:acceptance-state="accepted">
          <table:cell-address table:column="2" table:row="4" table:table="1"/>
          <office:change-info>
            <dc:creator>Rainer Klute</dc:creator>
            <dc:date>2016-04-04T08:44:14.989136404</dc:date>
          </office:change-info>
          <table:previous>
            <table:change-track-table-cell table:cell-address="'Yakindu SCT Testcase 01 - Instal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30" table:acceptance-state="accepted">
          <table:cell-address table:column="2" table:row="5" table:table="1"/>
          <office:change-info>
            <dc:creator>Rainer Klute</dc:creator>
            <dc:date>2016-04-04T08:44:14.990011645</dc:date>
          </office:change-info>
          <table:previous>
            <table:change-track-table-cell table:cell-address="'Yakindu SCT Testcase 01 - Instal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31" table:acceptance-state="accepted">
          <table:cell-address table:column="1" table:row="6" table:table="1"/>
          <office:change-info>
            <dc:creator>Rainer Klute</dc:creator>
            <dc:date>2016-04-04T08:44:14.99090859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32" table:acceptance-state="accepted">
          <table:cell-address table:column="2" table:row="6" table:table="1"/>
          <office:change-info>
            <dc:creator>Rainer Klute</dc:creator>
            <dc:date>2016-04-04T08:44:14.990919422</dc:date>
          </office:change-info>
          <table:previous>
            <table:change-track-table-cell table:cell-address="'Yakindu SCT Testcase 01 - Instal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1"/>
          <office:change-info>
            <dc:creator>Rainer Klute</dc:creator>
            <dc:date>2016-04-04T08:44:14.992756240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34" table:acceptance-state="accepted">
          <table:cell-address table:column="2" table:row="8" table:table="1"/>
          <office:change-info>
            <dc:creator>Rainer Klute</dc:creator>
            <dc:date>2016-04-04T08:44:14.992770811</dc:date>
          </office:change-info>
          <table:previous>
            <table:change-track-table-cell table:cell-address="'Yakindu SCT Testcase 01 - Instal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1"/>
          <office:change-info>
            <dc:creator>Rainer Klute</dc:creator>
            <dc:date>2016-04-04T08:44:14.99369784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36" table:acceptance-state="accepted">
          <table:cell-address table:column="2" table:row="9" table:table="1"/>
          <office:change-info>
            <dc:creator>Rainer Klute</dc:creator>
            <dc:date>2016-04-04T08:44:14.993708888</dc:date>
          </office:change-info>
          <table:previous>
            <table:change-track-table-cell table:cell-address="'Yakindu SCT Testcase 01 - Instal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37" table:acceptance-state="accepted">
          <table:cell-address table:column="1" table:row="10" table:table="1"/>
          <office:change-info>
            <dc:creator>Rainer Klute</dc:creator>
            <dc:date>2016-04-04T08:44:14.994574074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38" table:acceptance-state="accepted">
          <table:cell-address table:column="2" table:row="10" table:table="1"/>
          <office:change-info>
            <dc:creator>Rainer Klute</dc:creator>
            <dc:date>2016-04-04T08:44:14.994584835</dc:date>
          </office:change-info>
          <table:previous>
            <table:change-track-table-cell table:cell-address="'Yakindu SCT Testcase 01 - Instal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39" table:acceptance-state="accepted">
          <table:cell-address table:column="1" table:row="15" table:table="1"/>
          <office:change-info>
            <dc:creator>Rainer Klute</dc:creator>
            <dc:date>2016-04-04T08:44:14.999076279</dc:date>
          </office:change-info>
          <table:previous>
            <table:change-track-table-cell office:value-type="string">
              <text:p>Add Yakindu plugins</text:p>
            </table:change-track-table-cell>
          </table:previous>
        </table:cell-content-change>
        <table:cell-content-change table:id="ct40" table:acceptance-state="accepted">
          <table:cell-address table:column="2" table:row="15" table:table="1"/>
          <office:change-info>
            <dc:creator>Rainer Klute</dc:creator>
            <dc:date>2016-04-04T08:44:14.999099035</dc:date>
          </office:change-info>
          <table:previous>
            <table:change-track-table-cell office:value-type="string">
              <text:p>Eclipse Modeling Distribution</text:p>
              <text:p>(http://www.eclipse.org)</text:p>
            </table:change-track-table-cell>
          </table:previous>
        </table:cell-content-change>
        <table:cell-content-change table:id="ct41" table:acceptance-state="accepted">
          <table:cell-address table:column="3" table:row="15" table:table="1"/>
          <office:change-info>
            <dc:creator>Rainer Klute</dc:creator>
            <dc:date>2016-04-04T08:44:14.999188845</dc:date>
          </office:change-info>
          <table:previous>
            <table:change-track-table-cell office:value-type="string">
              <text:p>Click on <text:span text:style-name="T24">Help-&gt;Install</text:span> new Software...</text:p>
              <text:p>Select <text:span text:style-name="T24">Add...</text:span> in the „Install“ window</text:p>
              <text:p>Enter the update URL http://updates.yakindu.org/sct/luna/milestones/ as Location</text:p>
              <text:p>Click on orgblunan</text:p>
            </table:change-track-table-cell>
          </table:previous>
        </table:cell-content-change>
        <table:cell-content-change table:id="ct42" table:acceptance-state="accepted">
          <table:cell-address table:column="4" table:row="15" table:table="1"/>
          <office:change-info>
            <dc:creator>Rainer Klute</dc:creator>
            <dc:date>2016-04-04T08:44:14.999261571</dc:date>
          </office:change-info>
          <table:previous>
            <table:change-track-table-cell office:value-type="string">
              <text:p>The content of the Yakindu update site should be displayed with two entries:</text:p>
              <text:p>- Xtext Integration Utilities</text:p>
              <text:p>- Yakindu SCT 2</text:p>
            </table:change-track-table-cell>
          </table:previous>
        </table:cell-content-change>
        <table:cell-content-change table:id="ct43" table:acceptance-state="accepted">
          <table:cell-address table:column="1" table:row="16" table:table="1"/>
          <office:change-info>
            <dc:creator>Rainer Klute</dc:creator>
            <dc:date>2016-04-04T08:44:15.000232373</dc:date>
          </office:change-info>
          <table:previous>
            <table:change-track-table-cell office:value-type="string">
              <text:p>Install Yakindu</text:p>
            </table:change-track-table-cell>
          </table:previous>
        </table:cell-content-change>
        <table:cell-content-change table:id="ct44" table:acceptance-state="accepted">
          <table:cell-address table:column="3" table:row="16" table:table="1"/>
          <office:change-info>
            <dc:creator>Rainer Klute</dc:creator>
            <dc:date>2016-04-04T08:44:15.000269566</dc:date>
          </office:change-info>
          <table:previous>
            <table:change-track-table-cell office:value-type="string">
              <text:p>Select Xtext Integration Utilities and Yakindu SCT 2 from the tree Click on <text:span text:style-name="T24">Next</text:span> button <text:span text:style-name="T24">twice</text:span></text:p>
              <text:p>Accept the License Agreement</text:p>
              <text:p>Select <text:span text:style-name="T24">Finish</text:span> Button to start installation</text:p>
              <text:p><text:span text:style-name="T24">If a security warning pops up continue with the installation</text:span></text:p>
            </table:change-track-table-cell>
          </table:previous>
        </table:cell-content-change>
        <table:cell-content-change table:id="ct45" table:acceptance-state="accepted">
          <table:cell-address table:column="4" table:row="17" table:table="1"/>
          <office:change-info>
            <dc:creator>Rainer Klute</dc:creator>
            <dc:date>2016-04-04T08:44:15.001543725</dc:date>
          </office:change-info>
          <table:previous>
            <table:change-track-table-cell office:value-type="string">
              <text:p>Eclipse restarted and following Yakindu Plug-ins</text:p>
              <text:p>Installed:</text:p>
              <text:p/>
              <text:p>- Yakindu SCT C Generator</text:p>
              <text:p>- Yakindu SCT C++ Generator</text:p>
              <text:p>- Yakindu SCT Editor</text:p>
              <text:p>- Yakindu SCT Help</text:p>
              <text:p>- Yakindu SCT SExec Edit Support</text:p>
              <text:p>- Yakindu SCT SExec Model</text:p>
              <text:p>- Yakindu SCT SGraph Edit Support</text:p>
              <text:p>- Yakindu SCT SGraph Model</text:p>
              <text:p>- Yakindu SCT SGraph Model UI</text:p>
              <text:p>- Yakindu SCT Simulation Core</text:p>
              <text:p>- Yakindu SCT Simulation UI</text:p>
              <text:p>- Yakindu SCT SText</text:p>
              <text:p>- Yakindu SCT SText Integration</text:p>
              <text:p>- Yakindu SCT SText Resource</text:p>
              <text:p>- Yakindu SCT SText UI</text:p>
              <text:p>- Yakindu SCT UI</text:p>
            </table:change-track-table-cell>
          </table:previous>
        </table:cell-content-change>
        <table:deletion table:id="ct46" table:acceptance-state="accepted" table:type="row" table:position="37" table:table="2" table:multi-deletion-spanned="4">
          <office:change-info>
            <dc:creator>Rainer Klute</dc:creator>
            <dc:date>2016-04-04T08:44:15.062650614</dc:date>
          </office:change-info>
        </table:deletion>
        <table:deletion table:id="ct47" table:acceptance-state="accepted" table:type="row" table:position="37" table:table="2">
          <office:change-info>
            <dc:creator>Rainer Klute</dc:creator>
            <dc:date>2016-04-04T08:44:15.062773709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37" table:table="2">
          <office:change-info>
            <dc:creator>Rainer Klute</dc:creator>
            <dc:date>2016-04-04T08:44:15.06281425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37" table:table="2">
          <office:change-info>
            <dc:creator>Rainer Klute</dc:creator>
            <dc:date>2016-04-04T08:44:15.062845697</dc:date>
          </office:change-info>
          <table:deletions>
            <table:change-deletion table:id="ct48"/>
          </table:deletions>
        </table:deletion>
        <table:cell-content-change table:id="ct50" table:acceptance-state="accepted">
          <table:cell-address table:column="2" table:row="2" table:table="2"/>
          <office:change-info>
            <dc:creator>Rainer Klute</dc:creator>
            <dc:date>2016-04-04T08:44:15.063845556</dc:date>
          </office:change-info>
          <table:previous>
            <table:change-track-table-cell table:cell-address="'Yakindu SCT Testcase 02 - Editor'.C3" table:formula="of:=['Yakindu SCT Test Report Setup'.$B1]" office:value-type="float" office:value="42464"/>
          </table:previous>
        </table:cell-content-change>
        <table:cell-content-change table:id="ct51" table:acceptance-state="accepted">
          <table:cell-address table:column="2" table:row="4" table:table="2"/>
          <office:change-info>
            <dc:creator>Rainer Klute</dc:creator>
            <dc:date>2016-04-04T08:44:15.065653195</dc:date>
          </office:change-info>
          <table:previous>
            <table:change-track-table-cell table:cell-address="'Yakindu SCT Testcase 02 - Editor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52" table:acceptance-state="accepted">
          <table:cell-address table:column="2" table:row="5" table:table="2"/>
          <office:change-info>
            <dc:creator>Rainer Klute</dc:creator>
            <dc:date>2016-04-04T08:44:15.066528183</dc:date>
          </office:change-info>
          <table:previous>
            <table:change-track-table-cell table:cell-address="'Yakindu SCT Testcase 02 - Editor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53" table:acceptance-state="accepted">
          <table:cell-address table:column="1" table:row="6" table:table="2"/>
          <office:change-info>
            <dc:creator>Rainer Klute</dc:creator>
            <dc:date>2016-04-04T08:44:15.06750335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54" table:acceptance-state="accepted">
          <table:cell-address table:column="2" table:row="6" table:table="2"/>
          <office:change-info>
            <dc:creator>Rainer Klute</dc:creator>
            <dc:date>2016-04-04T08:44:15.067514737</dc:date>
          </office:change-info>
          <table:previous>
            <table:change-track-table-cell table:cell-address="'Yakindu SCT Testcase 02 - Editor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55" table:acceptance-state="accepted">
          <table:cell-address table:column="1" table:row="8" table:table="2"/>
          <office:change-info>
            <dc:creator>Rainer Klute</dc:creator>
            <dc:date>2016-04-04T08:44:15.06917469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56" table:acceptance-state="accepted">
          <table:cell-address table:column="2" table:row="8" table:table="2"/>
          <office:change-info>
            <dc:creator>Rainer Klute</dc:creator>
            <dc:date>2016-04-04T08:44:15.069185441</dc:date>
          </office:change-info>
          <table:previous>
            <table:change-track-table-cell table:cell-address="'Yakindu SCT Testcase 02 - Editor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57" table:acceptance-state="accepted">
          <table:cell-address table:column="1" table:row="9" table:table="2"/>
          <office:change-info>
            <dc:creator>Rainer Klute</dc:creator>
            <dc:date>2016-04-04T08:44:15.07008647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58" table:acceptance-state="accepted">
          <table:cell-address table:column="2" table:row="9" table:table="2"/>
          <office:change-info>
            <dc:creator>Rainer Klute</dc:creator>
            <dc:date>2016-04-04T08:44:15.070096587</dc:date>
          </office:change-info>
          <table:previous>
            <table:change-track-table-cell table:cell-address="'Yakindu SCT Testcase 02 - Editor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59" table:acceptance-state="accepted">
          <table:cell-address table:column="1" table:row="10" table:table="2"/>
          <office:change-info>
            <dc:creator>Rainer Klute</dc:creator>
            <dc:date>2016-04-04T08:44:15.07098098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60" table:acceptance-state="accepted">
          <table:cell-address table:column="2" table:row="10" table:table="2"/>
          <office:change-info>
            <dc:creator>Rainer Klute</dc:creator>
            <dc:date>2016-04-04T08:44:15.070991509</dc:date>
          </office:change-info>
          <table:previous>
            <table:change-track-table-cell table:cell-address="'Yakindu SCT Testcase 02 - Editor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61" table:acceptance-state="accepted">
          <table:cell-address table:column="2" table:row="15" table:table="2"/>
          <office:change-info>
            <dc:creator>Rainer Klute</dc:creator>
            <dc:date>2016-04-04T08:44:15.074458885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62" table:acceptance-state="accepted">
          <table:cell-address table:column="3" table:row="15" table:table="2"/>
          <office:change-info>
            <dc:creator>Rainer Klute</dc:creator>
            <dc:date>2016-04-04T08:44:15.074551892</dc:date>
          </office:change-info>
          <table:previous>
            <table:change-track-table-cell office:value-type="string">
              <text:p>Click on <text:span text:style-name="T24">File-&gt;New-&gt;Java Project</text:span></text:p>
              <text:p><text:span text:style-name="T25">Enter </text:span><text:span text:style-name="T24">TestProject</text:span><text:span text:style-name="T25"> as new project name</text:span></text:p>
              <text:p><text:span text:style-name="T25">Click on </text:span><text:span text:style-name="T24">Finish</text:span><text:span text:style-name="T25"> button to create the project</text:span></text:p>
            </table:change-track-table-cell>
          </table:previous>
        </table:cell-content-change>
        <table:cell-content-change table:id="ct63" table:acceptance-state="accepted">
          <table:cell-address table:column="3" table:row="16" table:table="2"/>
          <office:change-info>
            <dc:creator>Rainer Klute</dc:creator>
            <dc:date>2016-04-04T08:44:15.075574512</dc:date>
          </office:change-info>
          <table:previous>
            <table:change-track-table-cell office:value-type="string">
              <text:p><text:span text:style-name="T25">Press </text:span><text:span text:style-name="T24">Ctrl-N</text:span><text:span text:style-name="T25"> to open the New Wizard</text:span></text:p>
              <text:p><text:span text:style-name="T25">Expand the </text:span><text:span text:style-name="T24">YAKINDU SCT</text:span><text:span text:style-name="T25"> tree entry and select </text:span><text:span text:style-name="T24">Statechart Model</text:span></text:p>
              <text:p><text:span text:style-name="T25">Click on </text:span><text:span text:style-name="T24">Next</text:span></text:p>
              <text:p><text:span text:style-name="T25">Enter </text:span><text:span text:style-name="T26">Staircase.sct</text:span><text:span text:style-name="T25"> as name and click on </text:span><text:span text:style-name="T24">Finish</text:span><text:span text:style-name="T25"> button to create the statechart</text:span></text:p>
            </table:change-track-table-cell>
          </table:previous>
        </table:cell-content-change>
        <table:cell-content-change table:id="ct64" table:acceptance-state="accepted">
          <table:cell-address table:column="4" table:row="16" table:table="2"/>
          <office:change-info>
            <dc:creator>Rainer Klute</dc:creator>
            <dc:date>2016-04-04T08:44:15.075692127</dc:date>
          </office:change-info>
          <table:previous>
            <table:change-track-table-cell office:value-type="string">
              <text:p>Confirm Perspective Switch dialog pops up</text:p>
            </table:change-track-table-cell>
          </table:previous>
        </table:cell-content-change>
        <table:cell-content-change table:id="ct65" table:acceptance-state="accepted">
          <table:cell-address table:column="3" table:row="17" table:table="2"/>
          <office:change-info>
            <dc:creator>Rainer Klute</dc:creator>
            <dc:date>2016-04-04T08:44:15.076575937</dc:date>
          </office:change-info>
          <table:previous>
            <table:change-track-table-cell office:value-type="string">
              <text:p><text:span text:style-name="T27">Click on </text:span><text:span text:style-name="T28">Yes</text:span><text:span text:style-name="T27"> button to enable the yakindu modeling perspective</text:span></text:p>
            </table:change-track-table-cell>
          </table:previous>
        </table:cell-content-change>
        <table:cell-content-change table:id="ct66" table:acceptance-state="accepted">
          <table:cell-address table:column="4" table:row="17" table:table="2"/>
          <office:change-info>
            <dc:creator>Rainer Klute</dc:creator>
            <dc:date>2016-04-04T08:44:15.076654512</dc:date>
          </office:change-info>
          <table:previous>
            <table:change-track-table-cell office:value-type="string">
              <text:p>A file named <text:span text:style-name="T26">Staircase.sct</text:span> is created in project explorer</text:p>
              <text:p>A new visual editor view “Palette” is available.</text:p>
              <text:p>It contains different elements (Region, State...)</text:p>
              <text:p>The statechart contains the Statechart Specification Element, a Region with an Entry connected with a unnamed state</text:p>
              <text:p>The state should have a name " State A "</text:p>
            </table:change-track-table-cell>
          </table:previous>
        </table:cell-content-change>
        <table:cell-content-change table:id="ct67" table:acceptance-state="accepted">
          <table:cell-address table:column="3" table:row="31" table:table="2"/>
          <office:change-info>
            <dc:creator>Rainer Klute</dc:creator>
            <dc:date>2016-04-04T08:44:15.088910966</dc:date>
          </office:change-info>
          <table:previous>
            <table:change-track-table-cell office:value-type="string">
              <text:p>Enable SC Modeling Perspective</text:p>
              <text:p>Expand the Staircase.sct file in the Package Explorer</text:p>
              <text:p/>
            </table:change-track-table-cell>
          </table:previous>
        </table:cell-content-change>
        <table:cell-content-change table:id="ct68" table:acceptance-state="accepted">
          <table:cell-address table:column="2" table:row="2" table:table="3"/>
          <office:change-info>
            <dc:creator>Rainer Klute</dc:creator>
            <dc:date>2016-04-04T08:44:15.132417002</dc:date>
          </office:change-info>
          <table:previous>
            <table:change-track-table-cell table:cell-address="'Yakindu SCT Testcase 03 - Simulation'.C3" table:formula="of:=['Yakindu SCT Test Report Setup'.$B1]" office:value-type="float" office:value="42464"/>
          </table:previous>
        </table:cell-content-change>
        <table:cell-content-change table:id="ct69" table:acceptance-state="accepted">
          <table:cell-address table:column="2" table:row="4" table:table="3"/>
          <office:change-info>
            <dc:creator>Rainer Klute</dc:creator>
            <dc:date>2016-04-04T08:44:15.134004388</dc:date>
          </office:change-info>
          <table:previous>
            <table:change-track-table-cell table:cell-address="'Yakindu SCT Testcase 03 - Simu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70" table:acceptance-state="accepted">
          <table:cell-address table:column="2" table:row="5" table:table="3"/>
          <office:change-info>
            <dc:creator>Rainer Klute</dc:creator>
            <dc:date>2016-04-04T08:44:15.134772323</dc:date>
          </office:change-info>
          <table:previous>
            <table:change-track-table-cell table:cell-address="'Yakindu SCT Testcase 03 - Simu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71" table:acceptance-state="accepted">
          <table:cell-address table:column="1" table:row="6" table:table="3"/>
          <office:change-info>
            <dc:creator>Rainer Klute</dc:creator>
            <dc:date>2016-04-04T08:44:15.13547175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72" table:acceptance-state="accepted">
          <table:cell-address table:column="2" table:row="6" table:table="3"/>
          <office:change-info>
            <dc:creator>Rainer Klute</dc:creator>
            <dc:date>2016-04-04T08:44:15.135478429</dc:date>
          </office:change-info>
          <table:previous>
            <table:change-track-table-cell table:cell-address="'Yakindu SCT Testcase 03 - Simu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73" table:acceptance-state="accepted">
          <table:cell-address table:column="1" table:row="8" table:table="3"/>
          <office:change-info>
            <dc:creator>Rainer Klute</dc:creator>
            <dc:date>2016-04-04T08:44:15.13693691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74" table:acceptance-state="accepted">
          <table:cell-address table:column="2" table:row="8" table:table="3"/>
          <office:change-info>
            <dc:creator>Rainer Klute</dc:creator>
            <dc:date>2016-04-04T08:44:15.136944742</dc:date>
          </office:change-info>
          <table:previous>
            <table:change-track-table-cell table:cell-address="'Yakindu SCT Testcase 03 - Simu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75" table:acceptance-state="accepted">
          <table:cell-address table:column="1" table:row="9" table:table="3"/>
          <office:change-info>
            <dc:creator>Rainer Klute</dc:creator>
            <dc:date>2016-04-04T08:44:15.1378030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76" table:acceptance-state="accepted">
          <table:cell-address table:column="2" table:row="9" table:table="3"/>
          <office:change-info>
            <dc:creator>Rainer Klute</dc:creator>
            <dc:date>2016-04-04T08:44:15.137810801</dc:date>
          </office:change-info>
          <table:previous>
            <table:change-track-table-cell table:cell-address="'Yakindu SCT Testcase 03 - Simu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77" table:acceptance-state="accepted">
          <table:cell-address table:column="1" table:row="10" table:table="3"/>
          <office:change-info>
            <dc:creator>Rainer Klute</dc:creator>
            <dc:date>2016-04-04T08:44:15.1386546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78" table:acceptance-state="accepted">
          <table:cell-address table:column="2" table:row="10" table:table="3"/>
          <office:change-info>
            <dc:creator>Rainer Klute</dc:creator>
            <dc:date>2016-04-04T08:44:15.138662141</dc:date>
          </office:change-info>
          <table:previous>
            <table:change-track-table-cell table:cell-address="'Yakindu SCT Testcase 03 - Simu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79" table:acceptance-state="accepted">
          <table:cell-address table:column="2" table:row="2" table:table="4"/>
          <office:change-info>
            <dc:creator>Rainer Klute</dc:creator>
            <dc:date>2016-04-04T08:44:15.175793180</dc:date>
          </office:change-info>
          <table:previous>
            <table:change-track-table-cell table:cell-address="'Yakindu SCT Testcase 04 - Help Integration'.C3" table:formula="of:=['Yakindu SCT Test Report Setup'.$B1]" office:value-type="float" office:value="42464"/>
          </table:previous>
        </table:cell-content-change>
        <table:cell-content-change table:id="ct80" table:acceptance-state="accepted">
          <table:cell-address table:column="2" table:row="4" table:table="4"/>
          <office:change-info>
            <dc:creator>Rainer Klute</dc:creator>
            <dc:date>2016-04-04T08:44:15.177285967</dc:date>
          </office:change-info>
          <table:previous>
            <table:change-track-table-cell table:cell-address="'Yakindu SCT Testcase 04 - Help Integr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81" table:acceptance-state="accepted">
          <table:cell-address table:column="2" table:row="5" table:table="4"/>
          <office:change-info>
            <dc:creator>Rainer Klute</dc:creator>
            <dc:date>2016-04-04T08:44:15.178115678</dc:date>
          </office:change-info>
          <table:previous>
            <table:change-track-table-cell table:cell-address="'Yakindu SCT Testcase 04 - Help Integr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82" table:acceptance-state="accepted">
          <table:cell-address table:column="1" table:row="6" table:table="4"/>
          <office:change-info>
            <dc:creator>Rainer Klute</dc:creator>
            <dc:date>2016-04-04T08:44:15.17888991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3" table:acceptance-state="accepted">
          <table:cell-address table:column="2" table:row="6" table:table="4"/>
          <office:change-info>
            <dc:creator>Rainer Klute</dc:creator>
            <dc:date>2016-04-04T08:44:15.178897383</dc:date>
          </office:change-info>
          <table:previous>
            <table:change-track-table-cell table:cell-address="'Yakindu SCT Testcase 04 - Help Integr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84" table:acceptance-state="accepted">
          <table:cell-address table:column="1" table:row="8" table:table="4"/>
          <office:change-info>
            <dc:creator>Rainer Klute</dc:creator>
            <dc:date>2016-04-04T08:44:15.180457534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85" table:acceptance-state="accepted">
          <table:cell-address table:column="2" table:row="8" table:table="4"/>
          <office:change-info>
            <dc:creator>Rainer Klute</dc:creator>
            <dc:date>2016-04-04T08:44:15.180467702</dc:date>
          </office:change-info>
          <table:previous>
            <table:change-track-table-cell table:cell-address="'Yakindu SCT Testcase 04 - Help Integr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86" table:acceptance-state="accepted">
          <table:cell-address table:column="1" table:row="9" table:table="4"/>
          <office:change-info>
            <dc:creator>Rainer Klute</dc:creator>
            <dc:date>2016-04-04T08:44:15.18134690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87" table:acceptance-state="accepted">
          <table:cell-address table:column="2" table:row="9" table:table="4"/>
          <office:change-info>
            <dc:creator>Rainer Klute</dc:creator>
            <dc:date>2016-04-04T08:44:15.181356317</dc:date>
          </office:change-info>
          <table:previous>
            <table:change-track-table-cell table:cell-address="'Yakindu SCT Testcase 04 - Help Integr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88" table:acceptance-state="accepted">
          <table:cell-address table:column="1" table:row="10" table:table="4"/>
          <office:change-info>
            <dc:creator>Rainer Klute</dc:creator>
            <dc:date>2016-04-04T08:44:15.182122621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89" table:acceptance-state="accepted">
          <table:cell-address table:column="2" table:row="10" table:table="4"/>
          <office:change-info>
            <dc:creator>Rainer Klute</dc:creator>
            <dc:date>2016-04-04T08:44:15.182130608</dc:date>
          </office:change-info>
          <table:previous>
            <table:change-track-table-cell table:cell-address="'Yakindu SCT Testcase 04 - Help Integr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90" table:acceptance-state="accepted">
          <table:cell-address table:column="2" table:row="2" table:table="5"/>
          <office:change-info>
            <dc:creator>Rainer Klute</dc:creator>
            <dc:date>2016-04-04T08:44:15.226600159</dc:date>
          </office:change-info>
          <table:previous>
            <table:change-track-table-cell table:cell-address="'Yakindu SCT Testcase 05 - Validation'.C3" table:formula="of:=['Yakindu SCT Test Report Setup'.$B1]" office:value-type="float" office:value="42464"/>
          </table:previous>
        </table:cell-content-change>
        <table:cell-content-change table:id="ct91" table:acceptance-state="accepted">
          <table:cell-address table:column="2" table:row="4" table:table="5"/>
          <office:change-info>
            <dc:creator>Rainer Klute</dc:creator>
            <dc:date>2016-04-04T08:44:15.228116073</dc:date>
          </office:change-info>
          <table:previous>
            <table:change-track-table-cell table:cell-address="'Yakindu SCT Testcase 05 - Valid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92" table:acceptance-state="accepted">
          <table:cell-address table:column="2" table:row="5" table:table="5"/>
          <office:change-info>
            <dc:creator>Rainer Klute</dc:creator>
            <dc:date>2016-04-04T08:44:15.228865266</dc:date>
          </office:change-info>
          <table:previous>
            <table:change-track-table-cell table:cell-address="'Yakindu SCT Testcase 05 - Valid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93" table:acceptance-state="accepted">
          <table:cell-address table:column="1" table:row="6" table:table="5"/>
          <office:change-info>
            <dc:creator>Rainer Klute</dc:creator>
            <dc:date>2016-04-04T08:44:15.22961917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94" table:acceptance-state="accepted">
          <table:cell-address table:column="2" table:row="6" table:table="5"/>
          <office:change-info>
            <dc:creator>Rainer Klute</dc:creator>
            <dc:date>2016-04-04T08:44:15.229626571</dc:date>
          </office:change-info>
          <table:previous>
            <table:change-track-table-cell table:cell-address="'Yakindu SCT Testcase 05 - Valid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95" table:acceptance-state="accepted">
          <table:cell-address table:column="1" table:row="8" table:table="5"/>
          <office:change-info>
            <dc:creator>Rainer Klute</dc:creator>
            <dc:date>2016-04-04T08:44:15.23124934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96" table:acceptance-state="accepted">
          <table:cell-address table:column="2" table:row="8" table:table="5"/>
          <office:change-info>
            <dc:creator>Rainer Klute</dc:creator>
            <dc:date>2016-04-04T08:44:15.231266099</dc:date>
          </office:change-info>
          <table:previous>
            <table:change-track-table-cell table:cell-address="'Yakindu SCT Testcase 05 - Valid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97" table:acceptance-state="accepted">
          <table:cell-address table:column="1" table:row="9" table:table="5"/>
          <office:change-info>
            <dc:creator>Rainer Klute</dc:creator>
            <dc:date>2016-04-04T08:44:15.2320009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98" table:acceptance-state="accepted">
          <table:cell-address table:column="2" table:row="9" table:table="5"/>
          <office:change-info>
            <dc:creator>Rainer Klute</dc:creator>
            <dc:date>2016-04-04T08:44:15.232009738</dc:date>
          </office:change-info>
          <table:previous>
            <table:change-track-table-cell table:cell-address="'Yakindu SCT Testcase 05 - Valid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99" table:acceptance-state="accepted">
          <table:cell-address table:column="1" table:row="10" table:table="5"/>
          <office:change-info>
            <dc:creator>Rainer Klute</dc:creator>
            <dc:date>2016-04-04T08:44:15.23275055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00" table:acceptance-state="accepted">
          <table:cell-address table:column="2" table:row="10" table:table="5"/>
          <office:change-info>
            <dc:creator>Rainer Klute</dc:creator>
            <dc:date>2016-04-04T08:44:15.232757437</dc:date>
          </office:change-info>
          <table:previous>
            <table:change-track-table-cell table:cell-address="'Yakindu SCT Testcase 05 - Valid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01" table:acceptance-state="accepted">
          <table:cell-address table:column="2" table:row="2" table:table="6"/>
          <office:change-info>
            <dc:creator>Rainer Klute</dc:creator>
            <dc:date>2016-04-04T08:44:15.281734483</dc:date>
          </office:change-info>
          <table:previous>
            <table:change-track-table-cell table:cell-address="'Yakindu SCT Testcase 06 - Expression Language Proposals'.C3" table:formula="of:=['Yakindu SCT Test Report Setup'.$B1]" office:value-type="float" office:value="42464"/>
          </table:previous>
        </table:cell-content-change>
        <table:cell-content-change table:id="ct102" table:acceptance-state="accepted">
          <table:cell-address table:column="2" table:row="4" table:table="6"/>
          <office:change-info>
            <dc:creator>Rainer Klute</dc:creator>
            <dc:date>2016-04-04T08:44:15.283340922</dc:date>
          </office:change-info>
          <table:previous>
            <table:change-track-table-cell table:cell-address="'Yakindu SCT Testcase 06 - Expression Language 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03" table:acceptance-state="accepted">
          <table:cell-address table:column="2" table:row="5" table:table="6"/>
          <office:change-info>
            <dc:creator>Rainer Klute</dc:creator>
            <dc:date>2016-04-04T08:44:15.284247930</dc:date>
          </office:change-info>
          <table:previous>
            <table:change-track-table-cell table:cell-address="'Yakindu SCT Testcase 06 - Expression Language 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04" table:acceptance-state="accepted">
          <table:cell-address table:column="1" table:row="6" table:table="6"/>
          <office:change-info>
            <dc:creator>Rainer Klute</dc:creator>
            <dc:date>2016-04-04T08:44:15.285083211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05" table:acceptance-state="accepted">
          <table:cell-address table:column="2" table:row="6" table:table="6"/>
          <office:change-info>
            <dc:creator>Rainer Klute</dc:creator>
            <dc:date>2016-04-04T08:44:15.285093772</dc:date>
          </office:change-info>
          <table:previous>
            <table:change-track-table-cell table:cell-address="'Yakindu SCT Testcase 06 - Expression Language 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06" table:acceptance-state="accepted">
          <table:cell-address table:column="1" table:row="8" table:table="6"/>
          <office:change-info>
            <dc:creator>Rainer Klute</dc:creator>
            <dc:date>2016-04-04T08:44:15.28675754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07" table:acceptance-state="accepted">
          <table:cell-address table:column="2" table:row="8" table:table="6"/>
          <office:change-info>
            <dc:creator>Rainer Klute</dc:creator>
            <dc:date>2016-04-04T08:44:15.286769262</dc:date>
          </office:change-info>
          <table:previous>
            <table:change-track-table-cell table:cell-address="'Yakindu SCT Testcase 06 - Expression Language 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08" table:acceptance-state="accepted">
          <table:cell-address table:column="1" table:row="9" table:table="6"/>
          <office:change-info>
            <dc:creator>Rainer Klute</dc:creator>
            <dc:date>2016-04-04T08:44:15.28780450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09" table:acceptance-state="accepted">
          <table:cell-address table:column="2" table:row="9" table:table="6"/>
          <office:change-info>
            <dc:creator>Rainer Klute</dc:creator>
            <dc:date>2016-04-04T08:44:15.287816633</dc:date>
          </office:change-info>
          <table:previous>
            <table:change-track-table-cell table:cell-address="'Yakindu SCT Testcase 06 - Expression Language 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10" table:acceptance-state="accepted">
          <table:cell-address table:column="1" table:row="10" table:table="6"/>
          <office:change-info>
            <dc:creator>Rainer Klute</dc:creator>
            <dc:date>2016-04-04T08:44:15.28870799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11" table:acceptance-state="accepted">
          <table:cell-address table:column="2" table:row="10" table:table="6"/>
          <office:change-info>
            <dc:creator>Rainer Klute</dc:creator>
            <dc:date>2016-04-04T08:44:15.288720364</dc:date>
          </office:change-info>
          <table:previous>
            <table:change-track-table-cell table:cell-address="'Yakindu SCT Testcase 06 - Expression Language 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12" table:acceptance-state="rejected">
          <table:cell-address table:column="4" table:row="16" table:table="6"/>
          <office:change-info>
            <dc:creator>Rainer Klute</dc:creator>
            <dc:date>2016-04-04T08:44:15.294050669</dc:date>
          </office:change-info>
          <table:previous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113" table:acceptance-state="accepted">
          <table:cell-address table:column="2" table:row="2" table:table="7"/>
          <office:change-info>
            <dc:creator>Rainer Klute</dc:creator>
            <dc:date>2016-04-04T08:44:15.331005885</dc:date>
          </office:change-info>
          <table:previous>
            <table:change-track-table-cell table:cell-address="'Yakindu SCT Testcase 07 - Custom Generators'.C3" table:formula="of:=['Yakindu SCT Test Report Setup'.$B1]" office:value-type="float" office:value="42464"/>
          </table:previous>
        </table:cell-content-change>
        <table:cell-content-change table:id="ct114" table:acceptance-state="accepted">
          <table:cell-address table:column="2" table:row="4" table:table="7"/>
          <office:change-info>
            <dc:creator>Rainer Klute</dc:creator>
            <dc:date>2016-04-04T08:44:15.332772269</dc:date>
          </office:change-info>
          <table:previous>
            <table:change-track-table-cell table:cell-address="'Yakindu SCT Testcase 07 - Custom Generator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15" table:acceptance-state="accepted">
          <table:cell-address table:column="2" table:row="5" table:table="7"/>
          <office:change-info>
            <dc:creator>Rainer Klute</dc:creator>
            <dc:date>2016-04-04T08:44:15.333628569</dc:date>
          </office:change-info>
          <table:previous>
            <table:change-track-table-cell table:cell-address="'Yakindu SCT Testcase 07 - Custom Generator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16" table:acceptance-state="accepted">
          <table:cell-address table:column="1" table:row="6" table:table="7"/>
          <office:change-info>
            <dc:creator>Rainer Klute</dc:creator>
            <dc:date>2016-04-04T08:44:15.33452483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17" table:acceptance-state="accepted">
          <table:cell-address table:column="2" table:row="6" table:table="7"/>
          <office:change-info>
            <dc:creator>Rainer Klute</dc:creator>
            <dc:date>2016-04-04T08:44:15.334536777</dc:date>
          </office:change-info>
          <table:previous>
            <table:change-track-table-cell table:cell-address="'Yakindu SCT Testcase 07 - Custom Generator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18" table:acceptance-state="accepted">
          <table:cell-address table:column="1" table:row="8" table:table="7"/>
          <office:change-info>
            <dc:creator>Rainer Klute</dc:creator>
            <dc:date>2016-04-04T08:44:15.336192781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19" table:acceptance-state="accepted">
          <table:cell-address table:column="2" table:row="8" table:table="7"/>
          <office:change-info>
            <dc:creator>Rainer Klute</dc:creator>
            <dc:date>2016-04-04T08:44:15.336204466</dc:date>
          </office:change-info>
          <table:previous>
            <table:change-track-table-cell table:cell-address="'Yakindu SCT Testcase 07 - Custom Generator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20" table:acceptance-state="accepted">
          <table:cell-address table:column="1" table:row="9" table:table="7"/>
          <office:change-info>
            <dc:creator>Rainer Klute</dc:creator>
            <dc:date>2016-04-04T08:44:15.337042190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21" table:acceptance-state="accepted">
          <table:cell-address table:column="2" table:row="9" table:table="7"/>
          <office:change-info>
            <dc:creator>Rainer Klute</dc:creator>
            <dc:date>2016-04-04T08:44:15.337052227</dc:date>
          </office:change-info>
          <table:previous>
            <table:change-track-table-cell table:cell-address="'Yakindu SCT Testcase 07 - Custom Generator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22" table:acceptance-state="accepted">
          <table:cell-address table:column="1" table:row="10" table:table="7"/>
          <office:change-info>
            <dc:creator>Rainer Klute</dc:creator>
            <dc:date>2016-04-04T08:44:15.33812776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23" table:acceptance-state="accepted">
          <table:cell-address table:column="2" table:row="10" table:table="7"/>
          <office:change-info>
            <dc:creator>Rainer Klute</dc:creator>
            <dc:date>2016-04-04T08:44:15.338140376</dc:date>
          </office:change-info>
          <table:previous>
            <table:change-track-table-cell table:cell-address="'Yakindu SCT Testcase 07 - Custom Generator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24" table:acceptance-state="accepted">
          <table:cell-address table:column="2" table:row="2" table:table="8"/>
          <office:change-info>
            <dc:creator>Rainer Klute</dc:creator>
            <dc:date>2016-04-04T08:44:15.406776552</dc:date>
          </office:change-info>
          <table:previous>
            <table:change-track-table-cell table:cell-address="'Yakindu SCT Testcase 08 - Genmodel'.C3" table:formula="of:=['Yakindu SCT Test Report Setup'.$B1]" office:value-type="float" office:value="42464"/>
          </table:previous>
        </table:cell-content-change>
        <table:cell-content-change table:id="ct125" table:acceptance-state="accepted">
          <table:cell-address table:column="2" table:row="4" table:table="8"/>
          <office:change-info>
            <dc:creator>Rainer Klute</dc:creator>
            <dc:date>2016-04-04T08:44:15.408457905</dc:date>
          </office:change-info>
          <table:previous>
            <table:change-track-table-cell table:cell-address="'Yakindu SCT Testcase 08 - Genmodel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26" table:acceptance-state="accepted">
          <table:cell-address table:column="2" table:row="5" table:table="8"/>
          <office:change-info>
            <dc:creator>Rainer Klute</dc:creator>
            <dc:date>2016-04-04T08:44:15.409290593</dc:date>
          </office:change-info>
          <table:previous>
            <table:change-track-table-cell table:cell-address="'Yakindu SCT Testcase 08 - Genmodel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27" table:acceptance-state="accepted">
          <table:cell-address table:column="1" table:row="6" table:table="8"/>
          <office:change-info>
            <dc:creator>Rainer Klute</dc:creator>
            <dc:date>2016-04-04T08:44:15.410264830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28" table:acceptance-state="accepted">
          <table:cell-address table:column="2" table:row="6" table:table="8"/>
          <office:change-info>
            <dc:creator>Rainer Klute</dc:creator>
            <dc:date>2016-04-04T08:44:15.410276918</dc:date>
          </office:change-info>
          <table:previous>
            <table:change-track-table-cell table:cell-address="'Yakindu SCT Testcase 08 - Genmodel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29" table:acceptance-state="accepted">
          <table:cell-address table:column="1" table:row="8" table:table="8"/>
          <office:change-info>
            <dc:creator>Rainer Klute</dc:creator>
            <dc:date>2016-04-04T08:44:15.41205944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30" table:acceptance-state="accepted">
          <table:cell-address table:column="2" table:row="8" table:table="8"/>
          <office:change-info>
            <dc:creator>Rainer Klute</dc:creator>
            <dc:date>2016-04-04T08:44:15.412073678</dc:date>
          </office:change-info>
          <table:previous>
            <table:change-track-table-cell table:cell-address="'Yakindu SCT Testcase 08 - Genmodel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31" table:acceptance-state="accepted">
          <table:cell-address table:column="1" table:row="9" table:table="8"/>
          <office:change-info>
            <dc:creator>Rainer Klute</dc:creator>
            <dc:date>2016-04-04T08:44:15.41291667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32" table:acceptance-state="accepted">
          <table:cell-address table:column="2" table:row="9" table:table="8"/>
          <office:change-info>
            <dc:creator>Rainer Klute</dc:creator>
            <dc:date>2016-04-04T08:44:15.412927759</dc:date>
          </office:change-info>
          <table:previous>
            <table:change-track-table-cell table:cell-address="'Yakindu SCT Testcase 08 - Genmodel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33" table:acceptance-state="accepted">
          <table:cell-address table:column="1" table:row="10" table:table="8"/>
          <office:change-info>
            <dc:creator>Rainer Klute</dc:creator>
            <dc:date>2016-04-04T08:44:15.4137955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4" table:acceptance-state="accepted">
          <table:cell-address table:column="2" table:row="10" table:table="8"/>
          <office:change-info>
            <dc:creator>Rainer Klute</dc:creator>
            <dc:date>2016-04-04T08:44:15.413808943</dc:date>
          </office:change-info>
          <table:previous>
            <table:change-track-table-cell table:cell-address="'Yakindu SCT Testcase 08 - Genmodel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35" table:acceptance-state="rejected">
          <table:cell-address table:column="3" table:row="15" table:table="8"/>
          <office:change-info>
            <dc:creator>Rainer Klute</dc:creator>
            <dc:date>2016-04-04T08:44:15.418688701</dc:date>
          </office:change-info>
          <table:previous>
            <table:change-track-table-cell office:value-type="string">
              <text:p>Select <text:span text:style-name="T24">TestProject</text:span> in Package Explorer</text:p>
              <text:p>Select <text:span text:style-name="T24">File-&gt;New-&gt;Other</text:span> (CTRL+N) from the menu</text:p>
              <text:p>Select <text:span text:style-name="T24">Yakindu-&gt;Code Generator Model</text:span></text:p>
              <text:p>Click on <text:span text:style-name="T24">Next</text:span> button</text:p>
              <text:p>Set the name to S<text:span text:style-name="T26">taircaseJava.sgen</text:span></text:p>
              <text:p>Click on <text:span text:style-name="T24">Next</text:span> button</text:p>
              <text:p>Select <text:span text:style-name="T24">YAKINDU SCT Java Code Generator</text:span> and check <text:span text:style-name="T24">Staircase.sct</text:span></text:p>
              <text:p>Click on <text:span text:style-name="T24">Finish</text:span> button</text:p>
            </table:change-track-table-cell>
          </table:previous>
        </table:cell-content-change>
        <table:cell-content-change table:id="ct136" table:acceptance-state="rejected">
          <table:cell-address table:column="3" table:row="25" table:table="8"/>
          <office:change-info>
            <dc:creator>Rainer Klute</dc:creator>
            <dc:date>2016-04-04T08:44:15.428520143</dc:date>
          </office:change-info>
          <table:previous>
            <table:change-track-table-cell office:value-type="string">
              <text:p>Select <text:span text:style-name="T24">TestProject</text:span> in Package Explorer</text:p>
              <text:p>Select <text:span text:style-name="T24">File-&gt;New-&gt;Other</text:span> (CTRL+N) from the menu</text:p>
              <text:p>Select <text:span text:style-name="T24">Yakindu-&gt;Code Generator Model</text:span></text:p>
              <text:p>Click on <text:span text:style-name="T24">Next</text:span> button</text:p>
              <text:p>Set the name to S<text:span text:style-name="T26">taircaseC.sgen</text:span></text:p>
              <text:p>Click on <text:span text:style-name="T24">Next</text:span> button</text:p>
              <text:p>Select <text:span text:style-name="T24">YAKINDU SCT C Code Generator</text:span> and check <text:span text:style-name="T24">Staircase.sct</text:span></text:p>
              <text:p>Click on <text:span text:style-name="T24">Finish</text:span> button</text:p>
            </table:change-track-table-cell>
          </table:previous>
        </table:cell-content-change>
        <table:cell-content-change table:id="ct137" table:acceptance-state="rejected">
          <table:cell-address table:column="3" table:row="27" table:table="8"/>
          <office:change-info>
            <dc:creator>Rainer Klute</dc:creator>
            <dc:date>2016-04-04T08:44:15.430585803</dc:date>
          </office:change-info>
          <table:previous>
            <table:change-track-table-cell office:value-type="string">
              <text:p>Select <text:span text:style-name="T24">TestProject</text:span> in Package Explorer</text:p>
              <text:p>Select <text:span text:style-name="T24">File-&gt;New-&gt;Other</text:span> (CTRL+N) from the menu</text:p>
              <text:p>Select <text:span text:style-name="T24">Yakindu-&gt;YAKINDU Statechart Generator Model</text:span></text:p>
              <text:p>Click on <text:span text:style-name="T24">Next</text:span> button</text:p>
              <text:p>Set the name to S<text:span text:style-name="T26">taircaseC++.sgen</text:span></text:p>
              <text:p>Click on <text:span text:style-name="T24">Next</text:span> button</text:p>
              <text:p>Select <text:span text:style-name="T24">YAKINDU SCT C++ Code Generator</text:span> and check <text:span text:style-name="T24">Staircase.sct</text:span></text:p>
              <text:p>Click on <text:span text:style-name="T24">Finish</text:span> button</text:p>
            </table:change-track-table-cell>
          </table:previous>
        </table:cell-content-change>
        <table:cell-content-change table:id="ct138" table:acceptance-state="rejected">
          <table:cell-address table:column="3" table:row="29" table:table="8"/>
          <office:change-info>
            <dc:creator>Rainer Klute</dc:creator>
            <dc:date>2016-04-04T08:44:15.432810345</dc:date>
          </office:change-info>
          <table:previous>
            <table:change-track-table-cell office:value-type="string">
              <text:p>Select <text:span text:style-name="T24">TestProject</text:span> in Package Explorer</text:p>
              <text:p>Select <text:span text:style-name="T24">File-&gt;New-&gt;Other</text:span> (CTRL+N) from the menu</text:p>
              <text:p>Select <text:span text:style-name="T24">Yakindu-&gt;Code Generator Model</text:span></text:p>
              <text:p>Click on <text:span text:style-name="T24">Next</text:span> button</text:p>
              <text:p>Set the name to S<text:span text:style-name="T26">taircaseXpand.sgen</text:span></text:p>
              <text:p>Click on <text:span text:style-name="T24">Next</text:span> button</text:p>
              <text:p>Select <text:span text:style-name="T24">Custom Xpand-based Generator</text:span> and check <text:span text:style-name="T24">Staircase.sct</text:span></text:p>
              <text:p>Click on <text:span text:style-name="T24">Finish</text:span> button</text:p>
            </table:change-track-table-cell>
          </table:previous>
        </table:cell-content-change>
        <table:cell-content-change table:id="ct139" table:acceptance-state="rejected">
          <table:cell-address table:column="3" table:row="32" table:table="8"/>
          <office:change-info>
            <dc:creator>Rainer Klute</dc:creator>
            <dc:date>2016-04-04T08:44:15.435779842</dc:date>
          </office:change-info>
          <table:previous>
            <table:change-track-table-cell office:value-type="string">
              <text:p>Select <text:span text:style-name="T24">TestProject</text:span> in Package Explorer</text:p>
              <text:p>Select <text:span text:style-name="T24">File-&gt;New-&gt;Other</text:span> (CTRL+N) from the menu</text:p>
              <text:p>Select <text:span text:style-name="T24">Yakindu-&gt;Code Generator Model</text:span></text:p>
              <text:p>Click on <text:span text:style-name="T24">Next</text:span> button</text:p>
              <text:p>Set the name to S<text:span text:style-name="T26">taircaseXtend.sgen</text:span></text:p>
              <text:p>Click on <text:span text:style-name="T24">Next</text:span> button</text:p>
              <text:p>Select <text:span text:style-name="T24">Custom Xtend2/Java-based Generator</text:span></text:p>
              <text:p>Check <text:span text:style-name="T24">Staircase.sct </text:span><text:span text:style-name="T25">file</text:span></text:p>
              <text:p>Click on <text:span text:style-name="T24">Finish</text:span> button</text:p>
            </table:change-track-table-cell>
          </table:previous>
        </table:cell-content-change>
        <table:cell-content-change table:id="ct140" table:acceptance-state="accepted">
          <table:cell-address table:column="2" table:row="2" table:table="9"/>
          <office:change-info>
            <dc:creator>Rainer Klute</dc:creator>
            <dc:date>2016-04-04T08:44:15.485878741</dc:date>
          </office:change-info>
          <table:previous>
            <table:change-track-table-cell table:cell-address="'Yakindu SCT Testcase 09 - Templateproposals'.C3" table:formula="of:=['Yakindu SCT Test Report Setup'.$B1]" office:value-type="float" office:value="42464"/>
          </table:previous>
        </table:cell-content-change>
        <table:cell-content-change table:id="ct141" table:acceptance-state="accepted">
          <table:cell-address table:column="2" table:row="4" table:table="9"/>
          <office:change-info>
            <dc:creator>Rainer Klute</dc:creator>
            <dc:date>2016-04-04T08:44:15.487756104</dc:date>
          </office:change-info>
          <table:previous>
            <table:change-track-table-cell table:cell-address="'Yakindu SCT Testcase 09 - Template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42" table:acceptance-state="accepted">
          <table:cell-address table:column="2" table:row="5" table:table="9"/>
          <office:change-info>
            <dc:creator>Rainer Klute</dc:creator>
            <dc:date>2016-04-04T08:44:15.488566998</dc:date>
          </office:change-info>
          <table:previous>
            <table:change-track-table-cell table:cell-address="'Yakindu SCT Testcase 09 - Template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43" table:acceptance-state="accepted">
          <table:cell-address table:column="1" table:row="6" table:table="9"/>
          <office:change-info>
            <dc:creator>Rainer Klute</dc:creator>
            <dc:date>2016-04-04T08:44:15.489449709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44" table:acceptance-state="accepted">
          <table:cell-address table:column="2" table:row="6" table:table="9"/>
          <office:change-info>
            <dc:creator>Rainer Klute</dc:creator>
            <dc:date>2016-04-04T08:44:15.489458579</dc:date>
          </office:change-info>
          <table:previous>
            <table:change-track-table-cell table:cell-address="'Yakindu SCT Testcase 09 - Template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45" table:acceptance-state="accepted">
          <table:cell-address table:column="1" table:row="8" table:table="9"/>
          <office:change-info>
            <dc:creator>Rainer Klute</dc:creator>
            <dc:date>2016-04-04T08:44:15.49119848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46" table:acceptance-state="accepted">
          <table:cell-address table:column="2" table:row="8" table:table="9"/>
          <office:change-info>
            <dc:creator>Rainer Klute</dc:creator>
            <dc:date>2016-04-04T08:44:15.491208264</dc:date>
          </office:change-info>
          <table:previous>
            <table:change-track-table-cell table:cell-address="'Yakindu SCT Testcase 09 - Template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47" table:acceptance-state="accepted">
          <table:cell-address table:column="1" table:row="9" table:table="9"/>
          <office:change-info>
            <dc:creator>Rainer Klute</dc:creator>
            <dc:date>2016-04-04T08:44:15.49222204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48" table:acceptance-state="accepted">
          <table:cell-address table:column="2" table:row="9" table:table="9"/>
          <office:change-info>
            <dc:creator>Rainer Klute</dc:creator>
            <dc:date>2016-04-04T08:44:15.492231447</dc:date>
          </office:change-info>
          <table:previous>
            <table:change-track-table-cell table:cell-address="'Yakindu SCT Testcase 09 - Template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49" table:acceptance-state="accepted">
          <table:cell-address table:column="1" table:row="10" table:table="9"/>
          <office:change-info>
            <dc:creator>Rainer Klute</dc:creator>
            <dc:date>2016-04-04T08:44:15.49311178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50" table:acceptance-state="accepted">
          <table:cell-address table:column="2" table:row="10" table:table="9"/>
          <office:change-info>
            <dc:creator>Rainer Klute</dc:creator>
            <dc:date>2016-04-04T08:44:15.493120191</dc:date>
          </office:change-info>
          <table:previous>
            <table:change-track-table-cell table:cell-address="'Yakindu SCT Testcase 09 - Template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51" table:acceptance-state="rejected">
          <table:cell-address table:column="3" table:row="18" table:table="9"/>
          <office:change-info>
            <dc:creator>Rainer Klute</dc:creator>
            <dc:date>2016-04-04T08:44:15.499578086</dc:date>
          </office:change-info>
          <table:previous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152" table:acceptance-state="rejected">
          <table:cell-address table:column="3" table:row="20" table:table="9"/>
          <office:change-info>
            <dc:creator>Rainer Klute</dc:creator>
            <dc:date>2016-04-04T08:44:15.501207810</dc:date>
          </office:change-info>
          <table:previous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3" table:acceptance-state="rejected">
          <table:cell-address table:column="3" table:row="21" table:table="9"/>
          <office:change-info>
            <dc:creator>Rainer Klute</dc:creator>
            <dc:date>2016-04-04T08:44:15.502279554</dc:date>
          </office:change-info>
          <table:previous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4" table:acceptance-state="rejected">
          <table:cell-address table:column="3" table:row="23" table:table="9"/>
          <office:change-info>
            <dc:creator>Rainer Klute</dc:creator>
            <dc:date>2016-04-04T08:44:15.504292047</dc:date>
          </office:change-info>
          <table:previous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5" table:acceptance-state="rejected">
          <table:cell-address table:column="3" table:row="24" table:table="9"/>
          <office:change-info>
            <dc:creator>Rainer Klute</dc:creator>
            <dc:date>2016-04-04T08:44:15.505341037</dc:date>
          </office:change-info>
          <table:previous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6" table:acceptance-state="accepted">
          <table:cell-address table:column="2" table:row="2" table:table="10"/>
          <office:change-info>
            <dc:creator>Rainer Klute</dc:creator>
            <dc:date>2016-04-04T08:44:15.539206690</dc:date>
          </office:change-info>
          <table:previous>
            <table:change-track-table-cell table:cell-address="'Yakindu SCT Testcase 10 - ExampleFiles'.C3" table:formula="of:=['Yakindu SCT Test Report Setup'.$B1]" office:value-type="float" office:value="42464"/>
          </table:previous>
        </table:cell-content-change>
        <table:cell-content-change table:id="ct157" table:acceptance-state="accepted">
          <table:cell-address table:column="2" table:row="4" table:table="10"/>
          <office:change-info>
            <dc:creator>Rainer Klute</dc:creator>
            <dc:date>2016-04-04T08:44:15.541029309</dc:date>
          </office:change-info>
          <table:previous>
            <table:change-track-table-cell table:cell-address="'Yakindu SCT Testcase 10 - ExampleFil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58" table:acceptance-state="accepted">
          <table:cell-address table:column="2" table:row="5" table:table="10"/>
          <office:change-info>
            <dc:creator>Rainer Klute</dc:creator>
            <dc:date>2016-04-04T08:44:15.541988040</dc:date>
          </office:change-info>
          <table:previous>
            <table:change-track-table-cell table:cell-address="'Yakindu SCT Testcase 10 - ExampleFil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59" table:acceptance-state="accepted">
          <table:cell-address table:column="1" table:row="6" table:table="10"/>
          <office:change-info>
            <dc:creator>Rainer Klute</dc:creator>
            <dc:date>2016-04-04T08:44:15.54290285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60" table:acceptance-state="accepted">
          <table:cell-address table:column="2" table:row="6" table:table="10"/>
          <office:change-info>
            <dc:creator>Rainer Klute</dc:creator>
            <dc:date>2016-04-04T08:44:15.542919100</dc:date>
          </office:change-info>
          <table:previous>
            <table:change-track-table-cell table:cell-address="'Yakindu SCT Testcase 10 - ExampleFil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61" table:acceptance-state="accepted">
          <table:cell-address table:column="1" table:row="8" table:table="10"/>
          <office:change-info>
            <dc:creator>Rainer Klute</dc:creator>
            <dc:date>2016-04-04T08:44:15.54466402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62" table:acceptance-state="accepted">
          <table:cell-address table:column="2" table:row="8" table:table="10"/>
          <office:change-info>
            <dc:creator>Rainer Klute</dc:creator>
            <dc:date>2016-04-04T08:44:15.544689972</dc:date>
          </office:change-info>
          <table:previous>
            <table:change-track-table-cell table:cell-address="'Yakindu SCT Testcase 10 - ExampleFil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63" table:acceptance-state="accepted">
          <table:cell-address table:column="1" table:row="9" table:table="10"/>
          <office:change-info>
            <dc:creator>Rainer Klute</dc:creator>
            <dc:date>2016-04-04T08:44:15.545599399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64" table:acceptance-state="accepted">
          <table:cell-address table:column="2" table:row="9" table:table="10"/>
          <office:change-info>
            <dc:creator>Rainer Klute</dc:creator>
            <dc:date>2016-04-04T08:44:15.545614761</dc:date>
          </office:change-info>
          <table:previous>
            <table:change-track-table-cell table:cell-address="'Yakindu SCT Testcase 10 - ExampleFil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65" table:acceptance-state="accepted">
          <table:cell-address table:column="1" table:row="10" table:table="10"/>
          <office:change-info>
            <dc:creator>Rainer Klute</dc:creator>
            <dc:date>2016-04-04T08:44:15.5465152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66" table:acceptance-state="accepted">
          <table:cell-address table:column="2" table:row="10" table:table="10"/>
          <office:change-info>
            <dc:creator>Rainer Klute</dc:creator>
            <dc:date>2016-04-04T08:44:15.546531473</dc:date>
          </office:change-info>
          <table:previous>
            <table:change-track-table-cell table:cell-address="'Yakindu SCT Testcase 10 - ExampleFil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67" table:acceptance-state="rejected">
          <table:cell-address table:column="3" table:row="15" table:table="10"/>
          <office:change-info>
            <dc:creator>Rainer Klute</dc:creator>
            <dc:date>2016-04-04T08:44:15.551152418</dc:date>
          </office:change-info>
          <table:previous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168" table:acceptance-state="rejected">
          <table:cell-address table:column="4" table:row="15" table:table="10"/>
          <office:change-info>
            <dc:creator>Rainer Klute</dc:creator>
            <dc:date>2016-04-04T08:44:15.551231437</dc:date>
          </office:change-info>
          <table:previous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169" table:acceptance-state="accepted">
          <table:cell-address table:column="2" table:row="2" table:table="11"/>
          <office:change-info>
            <dc:creator>Rainer Klute</dc:creator>
            <dc:date>2016-04-04T08:44:15.593966508</dc:date>
          </office:change-info>
          <table:previous>
            <table:change-track-table-cell table:cell-address="'Yakindu SCT Testcase 11 - Operations'.C3" table:formula="of:=['Yakindu SCT Test Report Setup'.$B1]" office:value-type="float" office:value="42464"/>
          </table:previous>
        </table:cell-content-change>
        <table:cell-content-change table:id="ct170" table:acceptance-state="accepted">
          <table:cell-address table:column="2" table:row="4" table:table="11"/>
          <office:change-info>
            <dc:creator>Rainer Klute</dc:creator>
            <dc:date>2016-04-04T08:44:15.595725089</dc:date>
          </office:change-info>
          <table:previous>
            <table:change-track-table-cell table:cell-address="'Yakindu SCT Testcase 11 - Operation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71" table:acceptance-state="accepted">
          <table:cell-address table:column="2" table:row="5" table:table="11"/>
          <office:change-info>
            <dc:creator>Rainer Klute</dc:creator>
            <dc:date>2016-04-04T08:44:15.596588590</dc:date>
          </office:change-info>
          <table:previous>
            <table:change-track-table-cell table:cell-address="'Yakindu SCT Testcase 11 - Operation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72" table:acceptance-state="accepted">
          <table:cell-address table:column="1" table:row="6" table:table="11"/>
          <office:change-info>
            <dc:creator>Rainer Klute</dc:creator>
            <dc:date>2016-04-04T08:44:15.597427597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73" table:acceptance-state="accepted">
          <table:cell-address table:column="2" table:row="6" table:table="11"/>
          <office:change-info>
            <dc:creator>Rainer Klute</dc:creator>
            <dc:date>2016-04-04T08:44:15.597439163</dc:date>
          </office:change-info>
          <table:previous>
            <table:change-track-table-cell table:cell-address="'Yakindu SCT Testcase 11 - Operation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74" table:acceptance-state="accepted">
          <table:cell-address table:column="1" table:row="8" table:table="11"/>
          <office:change-info>
            <dc:creator>Rainer Klute</dc:creator>
            <dc:date>2016-04-04T08:44:15.599152265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75" table:acceptance-state="accepted">
          <table:cell-address table:column="2" table:row="8" table:table="11"/>
          <office:change-info>
            <dc:creator>Rainer Klute</dc:creator>
            <dc:date>2016-04-04T08:44:15.599165067</dc:date>
          </office:change-info>
          <table:previous>
            <table:change-track-table-cell table:cell-address="'Yakindu SCT Testcase 11 - Operations'.C9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76" table:acceptance-state="accepted">
          <table:cell-address table:column="1" table:row="9" table:table="11"/>
          <office:change-info>
            <dc:creator>Rainer Klute</dc:creator>
            <dc:date>2016-04-04T08:44:15.60007720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77" table:acceptance-state="accepted">
          <table:cell-address table:column="2" table:row="9" table:table="11"/>
          <office:change-info>
            <dc:creator>Rainer Klute</dc:creator>
            <dc:date>2016-04-04T08:44:15.600089770</dc:date>
          </office:change-info>
          <table:previous>
            <table:change-track-table-cell table:cell-address="'Yakindu SCT Testcase 11 - Operations'.C10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78" table:acceptance-state="accepted">
          <table:cell-address table:column="1" table:row="10" table:table="11"/>
          <office:change-info>
            <dc:creator>Rainer Klute</dc:creator>
            <dc:date>2016-04-04T08:44:15.60091201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79" table:acceptance-state="accepted">
          <table:cell-address table:column="2" table:row="10" table:table="11"/>
          <office:change-info>
            <dc:creator>Rainer Klute</dc:creator>
            <dc:date>2016-04-04T08:44:15.600922683</dc:date>
          </office:change-info>
          <table:previous>
            <table:change-track-table-cell office:value-type="string">
              <text:p>Err:520</text:p>
            </table:change-track-table-cell>
          </table:previous>
        </table:cell-content-change>
        <table:cell-content-change table:id="ct180" table:acceptance-state="rejected">
          <table:cell-address table:column="4" table:row="17" table:table="11"/>
          <office:change-info>
            <dc:creator>Rainer Klute</dc:creator>
            <dc:date>2016-04-04T08:44:15.607558948</dc:date>
          </office:change-info>
          <table:previous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181" table:acceptance-state="rejected">
          <table:cell-address table:column="4" table:row="18" table:table="11"/>
          <office:change-info>
            <dc:creator>Rainer Klute</dc:creator>
            <dc:date>2016-04-04T08:44:15.608601470</dc:date>
          </office:change-info>
          <table:previous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182" table:acceptance-state="rejected">
          <table:cell-address table:column="4" table:row="19" table:table="11"/>
          <office:change-info>
            <dc:creator>Rainer Klute</dc:creator>
            <dc:date>2016-04-04T08:44:15.609593661</dc:date>
          </office:change-info>
          <table:previous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183" table:acceptance-state="accepted">
          <table:cell-address table:column="2" table:row="2" table:table="12"/>
          <office:change-info>
            <dc:creator>Rainer Klute</dc:creator>
            <dc:date>2016-04-04T08:44:15.653897263</dc:date>
          </office:change-info>
          <table:previous>
            <table:change-track-table-cell table:cell-address="'Yakindu SCT Testcase 12 - Refactoring'.C3" table:formula="of:=['Yakindu SCT Test Report Setup'.$B1]" office:value-type="float" office:value="42464"/>
          </table:previous>
        </table:cell-content-change>
        <table:cell-content-change table:id="ct184" table:acceptance-state="accepted">
          <table:cell-address table:column="2" table:row="4" table:table="12"/>
          <office:change-info>
            <dc:creator>Rainer Klute</dc:creator>
            <dc:date>2016-04-04T08:44:15.655768319</dc:date>
          </office:change-info>
          <table:previous>
            <table:change-track-table-cell table:cell-address="'Yakindu SCT Testcase 12 - Refactoring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85" table:acceptance-state="accepted">
          <table:cell-address table:column="2" table:row="5" table:table="12"/>
          <office:change-info>
            <dc:creator>Rainer Klute</dc:creator>
            <dc:date>2016-04-04T08:44:15.656697775</dc:date>
          </office:change-info>
          <table:previous>
            <table:change-track-table-cell table:cell-address="'Yakindu SCT Testcase 12 - Refactoring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86" table:acceptance-state="accepted">
          <table:cell-address table:column="1" table:row="6" table:table="12"/>
          <office:change-info>
            <dc:creator>Rainer Klute</dc:creator>
            <dc:date>2016-04-04T08:44:15.65750424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87" table:acceptance-state="accepted">
          <table:cell-address table:column="2" table:row="6" table:table="12"/>
          <office:change-info>
            <dc:creator>Rainer Klute</dc:creator>
            <dc:date>2016-04-04T08:44:15.657515693</dc:date>
          </office:change-info>
          <table:previous>
            <table:change-track-table-cell table:cell-address="'Yakindu SCT Testcase 12 - Refactoring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88" table:acceptance-state="accepted">
          <table:cell-address table:column="1" table:row="8" table:table="12"/>
          <office:change-info>
            <dc:creator>Rainer Klute</dc:creator>
            <dc:date>2016-04-04T08:44:15.65925783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89" table:acceptance-state="accepted">
          <table:cell-address table:column="2" table:row="8" table:table="12"/>
          <office:change-info>
            <dc:creator>Rainer Klute</dc:creator>
            <dc:date>2016-04-04T08:44:15.659270724</dc:date>
          </office:change-info>
          <table:previous>
            <table:change-track-table-cell table:cell-address="'Yakindu SCT Testcase 12 - Refactoring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90" table:acceptance-state="accepted">
          <table:cell-address table:column="1" table:row="9" table:table="12"/>
          <office:change-info>
            <dc:creator>Rainer Klute</dc:creator>
            <dc:date>2016-04-04T08:44:15.660113418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91" table:acceptance-state="accepted">
          <table:cell-address table:column="2" table:row="9" table:table="12"/>
          <office:change-info>
            <dc:creator>Rainer Klute</dc:creator>
            <dc:date>2016-04-04T08:44:15.660124288</dc:date>
          </office:change-info>
          <table:previous>
            <table:change-track-table-cell table:cell-address="'Yakindu SCT Testcase 12 - Refactoring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92" table:acceptance-state="accepted">
          <table:cell-address table:column="1" table:row="10" table:table="12"/>
          <office:change-info>
            <dc:creator>Rainer Klute</dc:creator>
            <dc:date>2016-04-04T08:44:15.66094171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93" table:acceptance-state="accepted">
          <table:cell-address table:column="2" table:row="10" table:table="12"/>
          <office:change-info>
            <dc:creator>Rainer Klute</dc:creator>
            <dc:date>2016-04-04T08:44:15.660952269</dc:date>
          </office:change-info>
          <table:previous>
            <table:change-track-table-cell table:cell-address="'Yakindu SCT Testcase 12 - Refactoring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94" table:acceptance-state="rejected">
          <table:cell-address table:column="1" table:row="16" table:table="12"/>
          <office:change-info>
            <dc:creator>Rainer Klute</dc:creator>
            <dc:date>2016-04-04T08:44:15.666076194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5" table:acceptance-state="rejected">
          <table:cell-address table:column="3" table:row="17" table:table="12"/>
          <office:change-info>
            <dc:creator>Rainer Klute</dc:creator>
            <dc:date>2016-04-04T08:44:15.667071844</dc:date>
          </office:change-info>
          <table:previous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196" table:acceptance-state="rejected">
          <table:cell-address table:column="4" table:row="17" table:table="12"/>
          <office:change-info>
            <dc:creator>Rainer Klute</dc:creator>
            <dc:date>2016-04-04T08:44:15.667159279</dc:date>
          </office:change-info>
          <table:previous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197" table:acceptance-state="rejected">
          <table:cell-address table:column="1" table:row="18" table:table="12"/>
          <office:change-info>
            <dc:creator>Rainer Klute</dc:creator>
            <dc:date>2016-04-04T08:44:15.668060667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8" table:acceptance-state="rejected">
          <table:cell-address table:column="4" table:row="19" table:table="12"/>
          <office:change-info>
            <dc:creator>Rainer Klute</dc:creator>
            <dc:date>2016-04-04T08:44:15.668986509</dc:date>
          </office:change-info>
          <table:previous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199" table:acceptance-state="rejected">
          <table:cell-address table:column="1" table:row="20" table:table="12"/>
          <office:change-info>
            <dc:creator>Rainer Klute</dc:creator>
            <dc:date>2016-04-04T08:44:15.669881193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200" table:acceptance-state="accepted">
          <table:cell-address table:column="2" table:row="2" table:table="13"/>
          <office:change-info>
            <dc:creator>Rainer Klute</dc:creator>
            <dc:date>2016-04-04T08:44:15.705218072</dc:date>
          </office:change-info>
          <table:previous>
            <table:change-track-table-cell table:cell-address="'Yakindu SCT Testcase 13 - State Templates'.C3" table:formula="of:=['Yakindu SCT Test Report Setup'.$B1]" office:value-type="float" office:value="42464"/>
          </table:previous>
        </table:cell-content-change>
        <table:cell-content-change table:id="ct201" table:acceptance-state="accepted">
          <table:cell-address table:column="2" table:row="4" table:table="13"/>
          <office:change-info>
            <dc:creator>Rainer Klute</dc:creator>
            <dc:date>2016-04-04T08:44:15.707326760</dc:date>
          </office:change-info>
          <table:previous>
            <table:change-track-table-cell table:cell-address="'Yakindu SCT Testcase 13 - State Templat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202" table:acceptance-state="accepted">
          <table:cell-address table:column="2" table:row="5" table:table="13"/>
          <office:change-info>
            <dc:creator>Rainer Klute</dc:creator>
            <dc:date>2016-04-04T08:44:15.708078351</dc:date>
          </office:change-info>
          <table:previous>
            <table:change-track-table-cell table:cell-address="'Yakindu SCT Testcase 13 - State Templat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203" table:acceptance-state="accepted">
          <table:cell-address table:column="1" table:row="6" table:table="13"/>
          <office:change-info>
            <dc:creator>Rainer Klute</dc:creator>
            <dc:date>2016-04-04T08:44:15.70878221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204" table:acceptance-state="accepted">
          <table:cell-address table:column="2" table:row="6" table:table="13"/>
          <office:change-info>
            <dc:creator>Rainer Klute</dc:creator>
            <dc:date>2016-04-04T08:44:15.708790387</dc:date>
          </office:change-info>
          <table:previous>
            <table:change-track-table-cell table:cell-address="'Yakindu SCT Testcase 13 - State Templat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205" table:acceptance-state="accepted">
          <table:cell-address table:column="1" table:row="8" table:table="13"/>
          <office:change-info>
            <dc:creator>Rainer Klute</dc:creator>
            <dc:date>2016-04-04T08:44:15.71042507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206" table:acceptance-state="accepted">
          <table:cell-address table:column="2" table:row="8" table:table="13"/>
          <office:change-info>
            <dc:creator>Rainer Klute</dc:creator>
            <dc:date>2016-04-04T08:44:15.710435813</dc:date>
          </office:change-info>
          <table:previous>
            <table:change-track-table-cell table:cell-address="'Yakindu SCT Testcase 13 - State Templat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207" table:acceptance-state="accepted">
          <table:cell-address table:column="1" table:row="9" table:table="13"/>
          <office:change-info>
            <dc:creator>Rainer Klute</dc:creator>
            <dc:date>2016-04-04T08:44:15.71117516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208" table:acceptance-state="accepted">
          <table:cell-address table:column="2" table:row="9" table:table="13"/>
          <office:change-info>
            <dc:creator>Rainer Klute</dc:creator>
            <dc:date>2016-04-04T08:44:15.711183048</dc:date>
          </office:change-info>
          <table:previous>
            <table:change-track-table-cell table:cell-address="'Yakindu SCT Testcase 13 - State Templat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209" table:acceptance-state="accepted">
          <table:cell-address table:column="1" table:row="10" table:table="13"/>
          <office:change-info>
            <dc:creator>Rainer Klute</dc:creator>
            <dc:date>2016-04-04T08:44:15.711935178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210" table:acceptance-state="accepted">
          <table:cell-address table:column="2" table:row="10" table:table="13"/>
          <office:change-info>
            <dc:creator>Rainer Klute</dc:creator>
            <dc:date>2016-04-04T08:44:15.711943517</dc:date>
          </office:change-info>
          <table:previous>
            <table:change-track-table-cell table:cell-address="'Yakindu SCT Testcase 13 - State Templat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211" table:acceptance-state="rejected">
          <table:cell-address table:column="3" table:row="15" table:table="13"/>
          <office:change-info>
            <dc:creator>Rainer Klute</dc:creator>
            <dc:date>2016-04-04T08:44:15.715923060</dc:date>
          </office:change-info>
          <table:previous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212" table:acceptance-state="rejected">
          <table:cell-address table:column="4" table:row="17" table:table="13"/>
          <office:change-info>
            <dc:creator>Rainer Klute</dc:creator>
            <dc:date>2016-04-04T08:44:15.717547256</dc:date>
          </office:change-info>
          <table:previous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cell-content-change table:id="ct213" table:acceptance-state="accepted" table:rejecting-change-id="ct112">
          <table:cell-address table:column="4" table:row="16" table:table="6"/>
          <office:change-info>
            <dc:creator>Rainer Klute</dc:creator>
            <dc:date>2016-04-04T08:50:03.277523116</dc:date>
          </office:change-info>
          <table:previous table:id="ct112">
            <table:change-track-table-cell office:value-type="string">
              <text:p>A new statechart OtherStatechart with two interfaces created </text:p>
            </table:change-track-table-cell>
          </table:previous>
        </table:cell-content-change>
        <table:cell-content-change table:id="ct214" table:acceptance-state="accepted" table:rejecting-change-id="ct135">
          <table:cell-address table:column="3" table:row="15" table:table="8"/>
          <office:change-info>
            <dc:creator>Rainer Klute</dc:creator>
            <dc:date>2016-04-04T08:50:26.197232277</dc:date>
          </office:change-info>
          <table:previous table:id="ct135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Java.sgen</text:p>
              <text:p>Click on Next button</text:p>
              <text:p>Select YAKINDU SCT Java Code Generator and check Staircase.sct</text:p>
              <text:p>Click on Finish button</text:p>
            </table:change-track-table-cell>
          </table:previous>
        </table:cell-content-change>
        <table:cell-content-change table:id="ct215" table:acceptance-state="accepted" table:rejecting-change-id="ct136">
          <table:cell-address table:column="3" table:row="25" table:table="8"/>
          <office:change-info>
            <dc:creator>Rainer Klute</dc:creator>
            <dc:date>2016-04-04T08:50:29.445069845</dc:date>
          </office:change-info>
          <table:previous table:id="ct136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C.sgen</text:p>
              <text:p>Click on Next button</text:p>
              <text:p>Select YAKINDU SCT C Code Generator and check Staircase.sct</text:p>
              <text:p>Click on Finish button</text:p>
            </table:change-track-table-cell>
          </table:previous>
        </table:cell-content-change>
        <table:cell-content-change table:id="ct216" table:acceptance-state="accepted" table:rejecting-change-id="ct137">
          <table:cell-address table:column="3" table:row="27" table:table="8"/>
          <office:change-info>
            <dc:creator>Rainer Klute</dc:creator>
            <dc:date>2016-04-04T08:50:30.196992117</dc:date>
          </office:change-info>
          <table:previous table:id="ct137">
            <table:change-track-table-cell office:value-type="string">
              <text:p>Select TestProject in Package Explorer</text:p>
              <text:p>Select File-&gt;New-&gt;Other (CTRL+N) from the menu</text:p>
              <text:p>Select YAKINDU-&gt;YAKINDU Statechart Generator Model</text:p>
              <text:p>Click on Next button</text:p>
              <text:p>Set the name to StaircaseC++.sgen</text:p>
              <text:p>Click on Next button</text:p>
              <text:p>Select YAKINDU SCT C++ Code Generator and check Staircase.sct</text:p>
              <text:p>Click on Finish button</text:p>
            </table:change-track-table-cell>
          </table:previous>
        </table:cell-content-change>
        <table:cell-content-change table:id="ct217" table:acceptance-state="accepted" table:rejecting-change-id="ct138">
          <table:cell-address table:column="3" table:row="29" table:table="8"/>
          <office:change-info>
            <dc:creator>Rainer Klute</dc:creator>
            <dc:date>2016-04-04T08:50:31.293073861</dc:date>
          </office:change-info>
          <table:previous table:id="ct138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pand.sgen</text:p>
              <text:p>Click on Next button</text:p>
              <text:p>Select Custom Xpand-based Generator and check Staircase.sct</text:p>
              <text:p>Click on Finish button</text:p>
            </table:change-track-table-cell>
          </table:previous>
        </table:cell-content-change>
        <table:cell-content-change table:id="ct218" table:acceptance-state="accepted" table:rejecting-change-id="ct139">
          <table:cell-address table:column="3" table:row="32" table:table="8"/>
          <office:change-info>
            <dc:creator>Rainer Klute</dc:creator>
            <dc:date>2016-04-04T08:50:32.620986741</dc:date>
          </office:change-info>
          <table:previous table:id="ct139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tend.sgen</text:p>
              <text:p>Click on Next button</text:p>
              <text:p>Select Custom Xtend2/Java-based Generator</text:p>
              <text:p>Check Staircase.sct file</text:p>
              <text:p>Click on Finish button</text:p>
            </table:change-track-table-cell>
          </table:previous>
        </table:cell-content-change>
        <table:cell-content-change table:id="ct219" table:acceptance-state="accepted" table:rejecting-change-id="ct151">
          <table:cell-address table:column="3" table:row="18" table:table="9"/>
          <office:change-info>
            <dc:creator>Rainer Klute</dc:creator>
            <dc:date>2016-04-04T08:50:45.780888560</dc:date>
          </office:change-info>
          <table:previous table:id="ct151">
            <table:change-track-table-cell office:value-type="string">
              <text:p>enter “namespace” and hit Space and hit Ctrl+Space</text:p>
              <text:p>Expected proposals : </text:p>
            </table:change-track-table-cell>
          </table:previous>
        </table:cell-content-change>
        <table:cell-content-change table:id="ct220" table:acceptance-state="accepted" table:rejecting-change-id="ct152">
          <table:cell-address table:column="3" table:row="20" table:table="9"/>
          <office:change-info>
            <dc:creator>Rainer Klute</dc:creator>
            <dc:date>2016-04-04T08:50:46.660871648</dc:date>
          </office:change-info>
          <table:previous table:id="ct152">
            <table:change-track-table-cell office:value-type="string">
              <text:p>enter “after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1" table:acceptance-state="accepted" table:rejecting-change-id="ct153">
          <table:cell-address table:column="3" table:row="21" table:table="9"/>
          <office:change-info>
            <dc:creator>Rainer Klute</dc:creator>
            <dc:date>2016-04-04T08:50:47.516837762</dc:date>
          </office:change-info>
          <table:previous table:id="ct153">
            <table:change-track-table-cell office:value-type="string">
              <text:p>enter “every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2" table:acceptance-state="accepted" table:rejecting-change-id="ct154">
          <table:cell-address table:column="3" table:row="23" table:table="9"/>
          <office:change-info>
            <dc:creator>Rainer Klute</dc:creator>
            <dc:date>2016-04-04T08:50:48.076791119</dc:date>
          </office:change-info>
          <table:previous table:id="ct154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3" table:acceptance-state="accepted" table:rejecting-change-id="ct155">
          <table:cell-address table:column="3" table:row="24" table:table="9"/>
          <office:change-info>
            <dc:creator>Rainer Klute</dc:creator>
            <dc:date>2016-04-04T08:50:48.908848796</dc:date>
          </office:change-info>
          <table:previous table:id="ct155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4" table:acceptance-state="accepted" table:rejecting-change-id="ct167">
          <table:cell-address table:column="3" table:row="15" table:table="10"/>
          <office:change-info>
            <dc:creator>Rainer Klute</dc:creator>
            <dc:date>2016-04-04T08:51:04.148631802</dc:date>
          </office:change-info>
          <table:previous table:id="ct167">
            <table:change-track-table-cell office:value-type="string">
              <text:p>Select File--&gt; New --&gt; Example 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225" table:acceptance-state="accepted" table:rejecting-change-id="ct168">
          <table:cell-address table:column="4" table:row="15" table:table="10"/>
          <office:change-info>
            <dc:creator>Rainer Klute</dc:creator>
            <dc:date>2016-04-04T08:51:06.252593595</dc:date>
          </office:change-info>
          <table:previous table:id="ct168">
            <table:change-track-table-cell office:value-type="string">
              <text:p>The Trafficlight Example is created into the workspace </text:p>
            </table:change-track-table-cell>
          </table:previous>
        </table:cell-content-change>
        <table:cell-content-change table:id="ct226" table:acceptance-state="accepted" table:rejecting-change-id="ct180">
          <table:cell-address table:column="4" table:row="17" table:table="11"/>
          <office:change-info>
            <dc:creator>Rainer Klute</dc:creator>
            <dc:date>2016-04-04T08:51:19.084606239</dc:date>
          </office:change-info>
          <table:previous table:id="ct180">
            <table:change-track-table-cell office:value-type="string">
              <text:p>The operation is executed →</text:p>
              <text:p>a PopUp indicates that an exception occurs and asks to terminate or </text:p>
              <text:p>Relaunch the statechart. </text:p>
            </table:change-track-table-cell>
          </table:previous>
        </table:cell-content-change>
        <table:cell-content-change table:id="ct227" table:acceptance-state="accepted" table:rejecting-change-id="ct181">
          <table:cell-address table:column="4" table:row="18" table:table="11"/>
          <office:change-info>
            <dc:creator>Rainer Klute</dc:creator>
            <dc:date>2016-04-04T08:51:20.668457807</dc:date>
          </office:change-info>
          <table:previous table:id="ct181">
            <table:change-track-table-cell office:value-type="string">
              <text:p>The operation is executed → a PopUp indicates that an exception occurs</text:p>
              <text:p>And asks to terminate or relaunch the statechart. </text:p>
            </table:change-track-table-cell>
          </table:previous>
        </table:cell-content-change>
        <table:cell-content-change table:id="ct228" table:acceptance-state="accepted" table:rejecting-change-id="ct182">
          <table:cell-address table:column="4" table:row="19" table:table="11"/>
          <office:change-info>
            <dc:creator>Rainer Klute</dc:creator>
            <dc:date>2016-04-04T08:51:21.300382048</dc:date>
          </office:change-info>
          <table:previous table:id="ct182">
            <table:change-track-table-cell office:value-type="string">
              <text:p>The operation is executed → a PopUp indicates that the method is not</text:p>
              <text:p>Supported and asks to terminate or relaunch the statechart. </text:p>
            </table:change-track-table-cell>
          </table:previous>
        </table:cell-content-change>
        <table:cell-content-change table:id="ct229" table:acceptance-state="accepted" table:rejecting-change-id="ct194">
          <table:cell-address table:column="1" table:row="16" table:table="12"/>
          <office:change-info>
            <dc:creator>Rainer Klute</dc:creator>
            <dc:date>2016-04-04T08:51:34.460438896</dc:date>
          </office:change-info>
          <table:previous table:id="ct194">
            <table:change-track-table-cell office:value-type="string">
              <text:p>Simulate </text:p>
            </table:change-track-table-cell>
          </table:previous>
        </table:cell-content-change>
        <table:cell-content-change table:id="ct230" table:acceptance-state="accepted" table:rejecting-change-id="ct195">
          <table:cell-address table:column="3" table:row="17" table:table="12"/>
          <office:change-info>
            <dc:creator>Rainer Klute</dc:creator>
            <dc:date>2016-04-04T08:51:47.524073868</dc:date>
          </office:change-info>
          <table:previous table:id="ct195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 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231" table:acceptance-state="accepted" table:rejecting-change-id="ct196">
          <table:cell-address table:column="4" table:row="17" table:table="12"/>
          <office:change-info>
            <dc:creator>Rainer Klute</dc:creator>
            <dc:date>2016-04-04T08:51:50.900029285</dc:date>
          </office:change-info>
          <table:previous table:id="ct196">
            <table:change-track-table-cell office:value-type="string">
              <text:p>No specification errors should appear 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232" table:acceptance-state="accepted" table:rejecting-change-id="ct197">
          <table:cell-address table:column="1" table:row="18" table:table="12"/>
          <office:change-info>
            <dc:creator>Rainer Klute</dc:creator>
            <dc:date>2016-04-04T08:51:51.867979182</dc:date>
          </office:change-info>
          <table:previous table:id="ct197">
            <table:change-track-table-cell office:value-type="string">
              <text:p>Simulate </text:p>
            </table:change-track-table-cell>
          </table:previous>
        </table:cell-content-change>
        <table:cell-content-change table:id="ct233" table:acceptance-state="accepted" table:rejecting-change-id="ct198">
          <table:cell-address table:column="4" table:row="19" table:table="12"/>
          <office:change-info>
            <dc:creator>Rainer Klute</dc:creator>
            <dc:date>2016-04-04T08:51:53.220082969</dc:date>
          </office:change-info>
          <table:previous table:id="ct198">
            <table:change-track-table-cell office:value-type="string">
              <text:p>No specification errors should appear </text:p>
              <text:p>The subdiagram view is closed</text:p>
              <text:p>The 'LightOn' and 'LightOff' state are wrapped in the 'LightSwitch' state. </text:p>
            </table:change-track-table-cell>
          </table:previous>
        </table:cell-content-change>
        <table:cell-content-change table:id="ct234" table:acceptance-state="accepted" table:rejecting-change-id="ct199">
          <table:cell-address table:column="1" table:row="20" table:table="12"/>
          <office:change-info>
            <dc:creator>Rainer Klute</dc:creator>
            <dc:date>2016-04-04T08:51:54.275920860</dc:date>
          </office:change-info>
          <table:previous table:id="ct199">
            <table:change-track-table-cell office:value-type="string">
              <text:p>Simulate </text:p>
            </table:change-track-table-cell>
          </table:previous>
        </table:cell-content-change>
        <table:cell-content-change table:id="ct235" table:acceptance-state="accepted" table:rejecting-change-id="ct211">
          <table:cell-address table:column="3" table:row="15" table:table="13"/>
          <office:change-info>
            <dc:creator>Rainer Klute</dc:creator>
            <dc:date>2016-04-04T08:52:04.539987488</dc:date>
          </office:change-info>
          <table:previous table:id="ct211">
            <table:change-track-table-cell office:value-type="string">
              <text:p>Select a state ans hit CTRL + space </text:p>
            </table:change-track-table-cell>
          </table:previous>
        </table:cell-content-change>
        <table:cell-content-change table:id="ct236" table:acceptance-state="accepted" table:rejecting-change-id="ct212">
          <table:cell-address table:column="4" table:row="17" table:table="13"/>
          <office:change-info>
            <dc:creator>Rainer Klute</dc:creator>
            <dc:date>2016-04-04T08:52:11.331692590</dc:date>
          </office:change-info>
          <table:previous table:id="ct212">
            <table:change-track-table-cell office:value-type="string">
              <text:p>A new state should be added. A transition should be drawn from the selected state to the new state. </text:p>
            </table:change-track-table-cell>
          </table:previous>
        </table:cell-content-change>
        <table:cell-content-change table:id="ct237">
          <table:cell-address table:column="4" table:row="18" table:table="2"/>
          <office:change-info>
            <dc:creator>Rainer Klute</dc:creator>
            <dc:date>2016-04-04T09:17:01.308069550</dc:date>
          </office:change-info>
          <table:previous>
            <table:change-track-table-cell office:value-type="string">
              <text:p>The properties view is opened displaying the selected state properties</text:p>
            </table:change-track-table-cell>
          </table:previous>
        </table:cell-content-change>
        <table:cell-content-change table:id="ct238">
          <table:cell-address table:column="4" table:row="19" table:table="2"/>
          <office:change-info>
            <dc:creator>Rainer Klute</dc:creator>
            <dc:date>2016-04-04T09:20:13.148264395</dc:date>
          </office:change-info>
          <table:previous>
            <table:change-track-table-cell office:value-type="string">
              <text:p>The states name should change to<text:span text:style-name="T10"> LightOff</text:span></text:p>
              <text:p>The error markers disappear</text:p>
              <text:p>The editor is marked as dirty</text:p>
            </table:change-track-table-cell>
          </table:previous>
        </table:cell-content-change>
        <table:cell-content-change table:id="ct239">
          <table:cell-address table:column="1" table:row="20" table:table="2"/>
          <office:change-info>
            <dc:creator>Rainer Klute</dc:creator>
            <dc:date>2016-04-04T09:26:27.132112246</dc:date>
          </office:change-info>
          <table:previous>
            <table:change-track-table-cell office:value-type="string">
              <text:p>Ja</text:p>
            </table:change-track-table-cell>
          </table:previous>
        </table:cell-content-change>
        <table:cell-content-change table:id="ct240">
          <table:cell-address table:column="3" table:row="20" table:table="2"/>
          <office:change-info>
            <dc:creator>Rainer Klute</dc:creator>
            <dc:date>2016-04-04T09:26:27.132183689</dc:date>
          </office:change-info>
          <table:previous>
            <table:change-track-table-cell office:value-type="string">
              <text:p>Click on the state icon in the tools palette</text:p>
              <text:p>Click inside the region to insert a new state</text:p>
              <text:p>Change the state name to <text:span text:style-name="T10">LightOn</text:span></text:p>
            </table:change-track-table-cell>
          </table:previous>
        </table:cell-content-change>
        <table:cell-content-change table:id="ct241">
          <table:cell-address table:column="4" table:row="20" table:table="2"/>
          <office:change-info>
            <dc:creator>Rainer Klute</dc:creator>
            <dc:date>2016-04-04T09:26:27.132255763</dc:date>
          </office:change-info>
          <table:previous>
            <table:change-track-table-cell office:value-type="string">
              <text:p>A state named LightOn is created in the region</text:p>
              <text:p>following error is displayed on state:</text:p>
              <text:p>Node is not reachable due to missing incoming transition</text:p>
            </table:change-track-table-cell>
          </table:previous>
        </table:cell-content-change>
        <table:cell-content-change table:id="ct242">
          <table:cell-address table:column="3" table:row="21" table:table="2"/>
          <office:change-info>
            <dc:creator>Rainer Klute</dc:creator>
            <dc:date>2016-04-04T09:29:12.533362280</dc:date>
          </office:change-info>
          <table:previous>
            <table:change-track-table-cell office:value-type="string">
              <text:p>Enter following code in the Statechart Specification Element:</text:p>
              <text:p/>
              <text:p>internal:</text:p>
              <text:p>var light : boolean</text:p>
              <text:p/>
              <text:p>interface:</text:p>
              <text:p>in event keypress</text:p>
            </table:change-track-table-cell>
          </table:previous>
        </table:cell-content-change>
        <table:cell-content-change table:id="ct243">
          <table:cell-address table:column="4" table:row="21" table:table="2"/>
          <office:change-info>
            <dc:creator>Rainer Klute</dc:creator>
            <dc:date>2016-04-04T09:29:12.533420809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4">
          <table:cell-address table:column="3" table:row="22" table:table="2"/>
          <office:change-info>
            <dc:creator>Rainer Klute</dc:creator>
            <dc:date>2016-04-04T09:32:38.045140240</dc:date>
          </office:change-info>
          <table:previous>
            <table:change-track-table-cell office:value-type="string">
              <text:p>Enter following code in state specification of state <text:span text:style-name="T10">LightOff</text:span>:</text:p>
              <text:p/>
              <text:p>entry / light = false</text:p>
              <text:p/>
              <text:p>Enter following code in state specification of state <text:span text:style-name="T10">LightOn</text:span>:</text:p>
              <text:p/>
              <text:p>entry / light = true</text:p>
            </table:change-track-table-cell>
          </table:previous>
        </table:cell-content-change>
        <table:cell-content-change table:id="ct245">
          <table:cell-address table:column="4" table:row="22" table:table="2"/>
          <office:change-info>
            <dc:creator>Rainer Klute</dc:creator>
            <dc:date>2016-04-04T09:32:38.045216144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6">
          <table:cell-address table:column="3" table:row="23" table:table="2"/>
          <office:change-info>
            <dc:creator>Rainer Klute</dc:creator>
            <dc:date>2016-04-04T09:36:29.533943514</dc:date>
          </office:change-info>
          <table:previous>
            <table:change-track-table-cell office:value-type="string">
              <text:p>Click on the Transition icon in the palette view</text:p>
              <text:p>Connect the <text:span text:style-name="T10">LightOff</text:span> state with the <text:span text:style-name="T10">LightOn</text:span> state</text:p>
              <text:p>Enter event k<text:span text:style-name="T10">eypress</text:span> as trigger</text:p>
              <text:p>Create a second Transition from <text:span text:style-name="T10">LightOn</text:span> to <text:span text:style-name="T10">LightOff</text:span> state</text:p>
              <text:p>Enter <text:span text:style-name="T10">after 30s</text:span> as trigger</text:p>
            </table:change-track-table-cell>
          </table:previous>
        </table:cell-content-change>
        <table:cell-content-change table:id="ct247">
          <table:cell-address table:column="4" table:row="23" table:table="2"/>
          <office:change-info>
            <dc:creator>Rainer Klute</dc:creator>
            <dc:date>2016-04-04T09:36:29.534036123</dc:date>
          </office:change-info>
          <table:previous>
            <table:change-track-table-cell office:value-type="string">
              <text:p>A new transition with trigger <text:span text:style-name="T10">keypress</text:span> is created</text:p>
              <text:p>A new transition with trigger <text:span text:style-name="T10">after 30s</text:span> is created</text:p>
            </table:change-track-table-cell>
          </table:previous>
        </table:cell-content-change>
        <table:cell-content-change table:id="ct248">
          <table:cell-address table:column="3" table:row="24" table:table="2"/>
          <office:change-info>
            <dc:creator>Rainer Klute</dc:creator>
            <dc:date>2016-04-04T10:11:55.060550354</dc:date>
          </office:change-info>
          <table:previous>
            <table:change-track-table-cell office:value-type="string">
              <text:p>Add following elements to the main region:</text:p>
              <text:p>- Compartment State</text:p>
              <text:p>- Shallow History</text:p>
              <text:p>- Deep History</text:p>
              <text:p>- Final State</text:p>
              <text:p>- Exit Node</text:p>
              <text:p>- Choice</text:p>
              <text:p>- Synchronization</text:p>
            </table:change-track-table-cell>
          </table:previous>
        </table:cell-content-change>
        <table:cell-content-change table:id="ct249">
          <table:cell-address table:column="4" table:row="24" table:table="2"/>
          <office:change-info>
            <dc:creator>Rainer Klute</dc:creator>
            <dc:date>2016-04-04T10:11:55.060665904</dc:date>
          </office:change-info>
          <table:previous>
            <table:change-track-table-cell office:value-type="string">
              <text:p>Check if every element is drawed correctly (size, color, appearance etc.)</text:p>
              <text:p/>
              <text:p>Check if error markers are set correctly if incoming transitions or names are missing and 'Dublicate NamedElement “xyz” in Region Main_region'</text:p>
            </table:change-track-table-cell>
          </table:previous>
        </table:cell-content-change>
        <table:cell-content-change table:id="ct250">
          <table:cell-address table:column="3" table:row="25" table:table="2"/>
          <office:change-info>
            <dc:creator>Rainer Klute</dc:creator>
            <dc:date>2016-04-04T10:18:59.071960695</dc:date>
          </office:change-info>
          <table:previous>
            <table:change-track-table-cell office:value-type="string">
              <text:p>Change the name of: initial entry node, Shallow History, Deep History and Exit.</text:p>
            </table:change-track-table-cell>
          </table:previous>
        </table:cell-content-change>
        <table:cell-content-change table:id="ct251">
          <table:cell-address table:column="4" table:row="25" table:table="2"/>
          <office:change-info>
            <dc:creator>Rainer Klute</dc:creator>
            <dc:date>2016-04-04T10:18:59.072012087</dc:date>
          </office:change-info>
          <table:previous>
            <table:change-track-table-cell office:value-type="string">
              <text:p>The names should appear beside or below of the element</text:p>
            </table:change-track-table-cell>
          </table:previous>
        </table:cell-content-change>
        <table:cell-content-change table:id="ct252">
          <table:cell-address table:column="4" table:row="26" table:table="2"/>
          <office:change-info>
            <dc:creator>Rainer Klute</dc:creator>
            <dc:date>2016-04-04T10:18:59.072015038</dc:date>
          </office:change-info>
          <table:previous>
            <table:change-track-table-cell office:value-type="string">
              <text:p>state should be copied with all including elements</text:p>
            </table:change-track-table-cell>
          </table:previous>
        </table:cell-content-change>
        <table:cell-content-change table:id="ct253">
          <table:cell-address table:column="1" table:row="26" table:table="2"/>
          <office:change-info>
            <dc:creator>Rainer Klute</dc:creator>
            <dc:date>2016-04-04T10:22:36.374782666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4">
          <table:cell-address table:column="1" table:row="27" table:table="2"/>
          <office:change-info>
            <dc:creator>Rainer Klute</dc:creator>
            <dc:date>2016-04-04T10:22:36.374795278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5">
          <table:cell-address table:column="4" table:row="27" table:table="2"/>
          <office:change-info>
            <dc:creator>Rainer Klute</dc:creator>
            <dc:date>2016-04-04T10:22:36.374872567</dc:date>
          </office:change-info>
          <table:previous>
            <table:change-track-table-cell office:value-type="string">
              <text:p>Region should be copied with all including elements</text:p>
            </table:change-track-table-cell>
          </table:previous>
        </table:cell-content-change>
        <table:cell-content-change table:id="ct256">
          <table:cell-address table:column="1" table:row="28" table:table="2"/>
          <office:change-info>
            <dc:creator>Rainer Klute</dc:creator>
            <dc:date>2016-04-04T10:27:12.661132357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7">
          <table:cell-address table:column="1" table:row="29" table:table="2"/>
          <office:change-info>
            <dc:creator>Rainer Klute</dc:creator>
            <dc:date>2016-04-04T10:27:12.661165516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8">
          <table:cell-address table:column="3" table:row="29" table:table="2"/>
          <office:change-info>
            <dc:creator>Rainer Klute</dc:creator>
            <dc:date>2016-04-04T10:27:12.661239566</dc:date>
          </office:change-info>
          <table:previous>
            <table:change-track-table-cell office:value-type="string">
              <text:p>Select the main region</text:p>
              <text:p>Select <text:span text:style-name="T4">Edit-&gt;Cut</text:span> (CTRL+X) to copy the region</text:p>
              <text:p>Select the diagram canvas</text:p>
              <text:p>Select <text:span text:style-name="T4">Edit-&gt;Paste</text:span> (CTRL+V) to paste a copy of the region to the canvas</text:p>
            </table:change-track-table-cell>
          </table:previous>
        </table:cell-content-change>
        <table:cell-content-change table:id="ct259">
          <table:cell-address table:column="4" table:row="28" table:table="2"/>
          <office:change-info>
            <dc:creator>Rainer Klute</dc:creator>
            <dc:date>2016-04-04T10:27:12.661293769</dc:date>
          </office:change-info>
          <table:previous>
            <table:change-track-table-cell office:value-type="string">
              <text:p>state should be delete and copied with all including elements</text:p>
            </table:change-track-table-cell>
          </table:previous>
        </table:cell-content-change>
        <table:cell-content-change table:id="ct260">
          <table:cell-address table:column="4" table:row="29" table:table="2"/>
          <office:change-info>
            <dc:creator>Rainer Klute</dc:creator>
            <dc:date>2016-04-04T10:27:12.661317281</dc:date>
          </office:change-info>
          <table:previous>
            <table:change-track-table-cell office:value-type="string">
              <text:p>Region should be delete and copied with all including elements</text:p>
            </table:change-track-table-cell>
          </table:previous>
        </table:cell-content-change>
        <table:cell-content-change table:id="ct261">
          <table:cell-address table:column="3" table:row="30" table:table="2"/>
          <office:change-info>
            <dc:creator>Rainer Klute</dc:creator>
            <dc:date>2016-04-04T10:29:25.694444724</dc:date>
          </office:change-info>
          <table:previous>
            <table:change-track-table-cell office:value-type="string">
              <text:p>Remove following elements from the diagram:</text:p>
              <text:p>- Copied Region</text:p>
              <text:p>- Elements added in T.2.10</text:p>
            </table:change-track-table-cell>
          </table:previous>
        </table:cell-content-change>
        <table:cell-content-change table:id="ct262">
          <table:cell-address table:column="4" table:row="30" table:table="2"/>
          <office:change-info>
            <dc:creator>Rainer Klute</dc:creator>
            <dc:date>2016-04-04T10:29:25.694489201</dc:date>
          </office:change-info>
          <table:previous>
            <table:change-track-table-cell office:value-type="string">
              <text:p>All elements should be removed</text:p>
            </table:change-track-table-cell>
          </table:previous>
        </table:cell-content-change>
        <table:cell-content-change table:id="ct263">
          <table:cell-address table:column="3" table:row="31" table:table="2"/>
          <office:change-info>
            <dc:creator>Rainer Klute</dc:creator>
            <dc:date>2016-04-04T10:47:19.952525807</dc:date>
          </office:change-info>
          <table:previous table:id="ct67">
            <table:change-track-table-cell office:value-type="string">
              <text:p>Enable SC Modeling Perspective </text:p>
              <text:p>Expand the Staircase.sct file in the Package Explorer</text:p>
              <text:p/>
            </table:change-track-table-cell>
          </table:previous>
        </table:cell-content-change>
        <table:cell-content-change table:id="ct264">
          <table:cell-address table:column="3" table:row="32" table:table="2"/>
          <office:change-info>
            <dc:creator>Rainer Klute</dc:creator>
            <dc:date>2016-04-04T10:47:19.952587011</dc:date>
          </office:change-info>
          <table:previous>
            <table:change-track-table-cell office:value-type="string">
              <text:p>Expand the Statechart Staircase entry in the tree view</text:p>
              <text:p/>
            </table:change-track-table-cell>
          </table:previous>
        </table:cell-content-change>
        <table:cell-content-change table:id="ct265">
          <table:cell-address table:column="3" table:row="33" table:table="2"/>
          <office:change-info>
            <dc:creator>Rainer Klute</dc:creator>
            <dc:date>2016-04-04T10:47:19.952612687</dc:date>
          </office:change-info>
          <table:previous>
            <table:change-track-table-cell office:value-type="string">
              <text:p>Expand the interface entries in the tree view</text:p>
              <text:p/>
            </table:change-track-table-cell>
          </table:previous>
        </table:cell-content-change>
        <table:cell-content-change table:id="ct266">
          <table:cell-address table:column="3" table:row="34" table:table="2"/>
          <office:change-info>
            <dc:creator>Rainer Klute</dc:creator>
            <dc:date>2016-04-04T10:47:19.952628222</dc:date>
          </office:change-info>
          <table:previous>
            <table:change-track-table-cell office:value-type="string">
              <text:p>Expand the region entry in the tree view</text:p>
              <text:p/>
            </table:change-track-table-cell>
          </table:previous>
        </table:cell-content-change>
        <table:cell-content-change table:id="ct267">
          <table:cell-address table:column="3" table:row="35" table:table="2"/>
          <office:change-info>
            <dc:creator>Rainer Klute</dc:creator>
            <dc:date>2016-04-04T10:47:19.952643081</dc:date>
          </office:change-info>
          <table:previous>
            <table:change-track-table-cell office:value-type="string">
              <text:p>Expand the states entries in the tree view</text:p>
              <text:p/>
            </table:change-track-table-cell>
          </table:previous>
        </table:cell-content-change>
        <table:cell-content-change table:id="ct268">
          <table:cell-address table:column="3" table:row="36" table:table="2"/>
          <office:change-info>
            <dc:creator>Rainer Klute</dc:creator>
            <dc:date>2016-04-04T10:47:19.952665480</dc:date>
          </office:change-info>
          <table:previous>
            <table:change-track-table-cell office:value-type="string">
              <text:p>Press <text:span text:style-name="T4">Ctrl and +</text:span> to zoom in and press <text:span text:style-name="T4">Ctrl and –</text:span> to zoom out</text:p>
              <text:p/>
            </table:change-track-table-cell>
          </table:previous>
        </table:cell-content-change>
        <table:cell-content-change table:id="ct269">
          <table:cell-address table:column="4" table:row="31" table:table="2"/>
          <office:change-info>
            <dc:creator>Rainer Klute</dc:creator>
            <dc:date>2016-04-04T10:47:19.952694735</dc:date>
          </office:change-info>
          <table:previous>
            <table:change-track-table-cell office:value-type="string">
              <text:p>Statechart Staircase should be displayed as child with icon</text:p>
            </table:change-track-table-cell>
          </table:previous>
        </table:cell-content-change>
        <table:cell-content-change table:id="ct270">
          <table:cell-address table:column="4" table:row="32" table:table="2"/>
          <office:change-info>
            <dc:creator>Rainer Klute</dc:creator>
            <dc:date>2016-04-04T10:47:19.952704210</dc:date>
          </office:change-info>
          <table:previous>
            <table:change-track-table-cell office:value-type="string">
              <text:p>The two interfaces and the region should be displayed as children with icons.</text:p>
            </table:change-track-table-cell>
          </table:previous>
        </table:cell-content-change>
        <table:cell-content-change table:id="ct271">
          <table:cell-address table:column="4" table:row="33" table:table="2"/>
          <office:change-info>
            <dc:creator>Rainer Klute</dc:creator>
            <dc:date>2016-04-04T10:47:19.952706818</dc:date>
          </office:change-info>
          <table:previous>
            <table:change-track-table-cell office:value-type="string">
              <text:p>The variables and events of the interfaces should be listed as children with icons.</text:p>
            </table:change-track-table-cell>
          </table:previous>
        </table:cell-content-change>
        <table:cell-content-change table:id="ct272">
          <table:cell-address table:column="4" table:row="34" table:table="2"/>
          <office:change-info>
            <dc:creator>Rainer Klute</dc:creator>
            <dc:date>2016-04-04T10:47:19.952714296</dc:date>
          </office:change-info>
          <table:previous>
            <table:change-track-table-cell office:value-type="string">
              <text:p>The initial state and the states LightOff and LightOn should be displayed as children with icons.</text:p>
            </table:change-track-table-cell>
          </table:previous>
        </table:cell-content-change>
        <table:cell-content-change table:id="ct273">
          <table:cell-address table:column="4" table:row="35" table:table="2"/>
          <office:change-info>
            <dc:creator>Rainer Klute</dc:creator>
            <dc:date>2016-04-04T10:47:19.952724085</dc:date>
          </office:change-info>
          <table:previous>
            <table:change-track-table-cell office:value-type="string">
              <text:p>The outgoing transitions of the states should be displayed with icon and trigger/guard</text:p>
            </table:change-track-table-cell>
          </table:previous>
        </table:cell-content-change>
        <table:cell-content-change table:id="ct274">
          <table:cell-address table:column="3" table:row="36" table:table="2"/>
          <office:change-info>
            <dc:creator>Rainer Klute</dc:creator>
            <dc:date>2016-04-04T10:51:19.497317220</dc:date>
          </office:change-info>
          <table:previous table:id="ct268">
            <table:change-track-table-cell office:value-type="string">
              <text:p>Press <text:span text:style-name="T4">Ctrl and +</text:span> to zoom in and press <text:span text:style-name="T4">Ctrl and –</text:span> to zoom out.</text:p>
            </table:change-track-table-cell>
          </table:previous>
        </table:cell-content-change>
        <table:cell-content-change table:id="ct275">
          <table:cell-address table:column="4" table:row="36" table:table="2"/>
          <office:change-info>
            <dc:creator>Rainer Klute</dc:creator>
            <dc:date>2016-04-04T10:51:19.497364097</dc:date>
          </office:change-info>
          <table:previous>
            <table:change-track-table-cell office:value-type="string">
              <text:p>The view should zoom in and out</text:p>
            </table:change-track-table-cell>
          </table:previous>
        </table:cell-content-change>
        <table:cell-content-change table:id="ct276">
          <table:cell-address table:column="2" table:row="15" table:table="3"/>
          <office:change-info>
            <dc:creator>Rainer Klute</dc:creator>
            <dc:date>2016-04-04T11:42:06.976193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277">
          <table:cell-address table:column="3" table:row="15" table:table="3"/>
          <office:change-info>
            <dc:creator>Rainer Klute</dc:creator>
            <dc:date>2016-04-04T11:42:06.976275162</dc:date>
          </office:change-info>
          <table:previous>
            <table:change-track-table-cell office:value-type="string">
              <text:p>Select the TestProject</text:p>
              <text:p>Select <text:span text:style-name="T4">Run-&gt;Run Configurations...</text:span></text:p>
              <text:p>Select <text:span text:style-name="T10">Statechart Simulation</text:span></text:p>
              <text:p>Click on the <text:span text:style-name="T4">New</text:span> button (Upper left corner)</text:p>
              <text:p>Enter <text:span text:style-name="T10">Staircase</text:span> as name</text:p>
              <text:p>Choose <text:span text:style-name="T10">Staircase.sct</text:span> as model file</text:p>
              <text:p>Click on <text:span text:style-name="T4">Apply</text:span> button to save settings</text:p>
              <text:p>Click on <text:span text:style-name="T4">Run</text:span> button to start simulation</text:p>
            </table:change-track-table-cell>
          </table:previous>
        </table:cell-content-change>
        <table:cell-content-change table:id="ct278">
          <table:cell-address table:column="3" table:row="17" table:table="3"/>
          <office:change-info>
            <dc:creator>Rainer Klute</dc:creator>
            <dc:date>2016-04-04T11:42:06.976375744</dc:date>
          </office:change-info>
          <table:previous>
            <table:change-track-table-cell office:value-type="string">
              <text:p>Click on the <text:span text:style-name="T4">Terminate</text:span> button in the Debug View to stop the simulation</text:p>
            </table:change-track-table-cell>
          </table:previous>
        </table:cell-content-change>
        <table:cell-content-change table:id="ct279">
          <table:cell-address table:column="4" table:row="15" table:table="3"/>
          <office:change-info>
            <dc:creator>Rainer Klute</dc:creator>
            <dc:date>2016-04-04T11:42:06.976436053</dc:date>
          </office:change-info>
          <table:previous>
            <table:change-track-table-cell office:value-type="string">
              <text:p>The simulation is started</text:p>
              <text:p>The <text:span text:style-name="T10">SC Simulation</text:span> perspective is enabled</text:p>
              <text:p>State <text:span text:style-name="T10">LightOff</text:span> is highlighted (red)</text:p>
              <text:p>The Declarations View displays the variable <text:span text:style-name="T10">light</text:span> (Value false) and the event <text:span text:style-name="T10">keypress</text:span></text:p>
            </table:change-track-table-cell>
          </table:previous>
        </table:cell-content-change>
        <table:cell-content-change table:id="ct280">
          <table:cell-address table:column="4" table:row="16" table:table="3"/>
          <office:change-info>
            <dc:creator>Rainer Klute</dc:creator>
            <dc:date>2016-04-04T11:42:06.976542105</dc:date>
          </office:change-info>
          <table:previous>
            <table:change-track-table-cell office:value-type="string">
              <text:p>State <text:span text:style-name="T10">LightOn</text:span> is highlighted (red)</text:p>
              <text:p>The transition from <text:span text:style-name="T10">LightOff</text:span> to <text:span text:style-name="T10">LightOn</text:span> is colored orange</text:p>
              <text:p>Variable <text:span text:style-name="T10">light</text:span> is set to true</text:p>
              <text:p/>
              <text:p>After 30 seconds state<text:span text:style-name="T10"> LightOff</text:span> and it's incoming transition are highlighted</text:p>
              <text:p>Variable <text:span text:style-name="T10">light</text:span> is set to false</text:p>
            </table:change-track-table-cell>
          </table:previous>
        </table:cell-content-change>
        <table:cell-content-change table:id="ct281">
          <table:cell-address table:column="4" table:row="17" table:table="3"/>
          <office:change-info>
            <dc:creator>Rainer Klute</dc:creator>
            <dc:date>2016-04-04T11:42:06.976632390</dc:date>
          </office:change-info>
          <table:previous>
            <table:change-track-table-cell office:value-type="string">
              <text:p>Simulation is stopped</text:p>
              <text:p>No state is highlighted</text:p>
              <text:p>The Declarations View is empty</text:p>
            </table:change-track-table-cell>
          </table:previous>
        </table:cell-content-change>
        <table:cell-content-change table:id="ct282">
          <table:cell-address table:column="3" table:row="15" table:table="4"/>
          <office:change-info>
            <dc:creator>Rainer Klute</dc:creator>
            <dc:date>2016-04-04T11:47:59.150122011</dc:date>
          </office:change-info>
          <table:previous>
            <table:change-track-table-cell office:value-type="string">
              <text:p>Click on Help-&gt;Help Contents</text:p>
              <text:p>Select Statechart Tools User Guide</text:p>
            </table:change-track-table-cell>
          </table:previous>
        </table:cell-content-change>
        <table:cell-content-change table:id="ct283">
          <table:cell-address table:column="3" table:row="16" table:table="4"/>
          <office:change-info>
            <dc:creator>Rainer Klute</dc:creator>
            <dc:date>2016-04-04T11:47:59.150177829</dc:date>
          </office:change-info>
          <table:previous>
            <table:change-track-table-cell office:value-type="string">
              <text:p>Click on Help-&gt;Welcome</text:p>
            </table:change-track-table-cell>
          </table:previous>
        </table:cell-content-change>
        <table:cell-content-change table:id="ct284">
          <table:cell-address table:column="3" table:row="17" table:table="4"/>
          <office:change-info>
            <dc:creator>Rainer Klute</dc:creator>
            <dc:date>2016-04-04T11:47:59.150186735</dc:date>
          </office:change-info>
          <table:previous>
            <table:change-track-table-cell office:value-type="string">
              <text:p>Click on each link.</text:p>
            </table:change-track-table-cell>
          </table:previous>
        </table:cell-content-change>
        <table:cell-content-change table:id="ct285">
          <table:cell-address table:column="4" table:row="15" table:table="4"/>
          <office:change-info>
            <dc:creator>Rainer Klute</dc:creator>
            <dc:date>2016-04-04T11:47:59.150198707</dc:date>
          </office:change-info>
          <table:previous>
            <table:change-track-table-cell office:value-type="string">
              <text:p>Check if YAKINDU help contains list of contents</text:p>
            </table:change-track-table-cell>
          </table:previous>
        </table:cell-content-change>
        <table:cell-content-change table:id="ct286">
          <table:cell-address table:column="4" table:row="16" table:table="4"/>
          <office:change-info>
            <dc:creator>Rainer Klute</dc:creator>
            <dc:date>2016-04-04T11:47:59.150213942</dc:date>
          </office:change-info>
          <table:previous>
            <table:change-track-table-cell office:value-type="string">
              <text:p>Check whether YAKINDU Statechart Tools welcome page is shown.</text:p>
            </table:change-track-table-cell>
          </table:previous>
        </table:cell-content-change>
        <table:cell-content-change table:id="ct287">
          <table:cell-address table:column="2" table:row="15" table:table="5"/>
          <office:change-info>
            <dc:creator>Rainer Klute</dc:creator>
            <dc:date>2016-04-04T13:00:30.358995568</dc:date>
          </office:change-info>
          <table:previous>
            <table:change-track-table-cell office:value-type="string">
              <text:p>checkout ExpressionError01.sct from svn repository</text:p>
            </table:change-track-table-cell>
          </table:previous>
        </table:cell-content-change>
        <table:cell-content-change table:id="ct288">
          <table:cell-address table:column="2" table:row="16" table:table="5"/>
          <office:change-info>
            <dc:creator>Rainer Klute</dc:creator>
            <dc:date>2016-04-04T13:00:30.359021625</dc:date>
          </office:change-info>
          <table:previous>
            <table:change-track-table-cell office:value-type="string">
              <text:p>checkout ExpressionError03.sct from svn repository</text:p>
            </table:change-track-table-cell>
          </table:previous>
        </table:cell-content-change>
        <table:cell-content-change table:id="ct289">
          <table:cell-address table:column="2" table:row="17" table:table="5"/>
          <office:change-info>
            <dc:creator>Rainer Klute</dc:creator>
            <dc:date>2016-04-04T13:00:30.359024300</dc:date>
          </office:change-info>
          <table:previous>
            <table:change-track-table-cell office:value-type="string">
              <text:p>checkout ExpressionError04.sct from svn repository</text:p>
            </table:change-track-table-cell>
          </table:previous>
        </table:cell-content-change>
        <table:cell-content-change table:id="ct290">
          <table:cell-address table:column="2" table:row="18" table:table="5"/>
          <office:change-info>
            <dc:creator>Rainer Klute</dc:creator>
            <dc:date>2016-04-04T13:00:30.359026625</dc:date>
          </office:change-info>
          <table:previous>
            <table:change-track-table-cell office:value-type="string">
              <text:p>checkout ExpressionError05.sct from svn repository</text:p>
            </table:change-track-table-cell>
          </table:previous>
        </table:cell-content-change>
        <table:cell-content-change table:id="ct291">
          <table:cell-address table:column="2" table:row="19" table:table="5"/>
          <office:change-info>
            <dc:creator>Rainer Klute</dc:creator>
            <dc:date>2016-04-04T13:00:30.359029009</dc:date>
          </office:change-info>
          <table:previous>
            <table:change-track-table-cell office:value-type="string">
              <text:p>checkout StatechartError01.sct from svn repository</text:p>
            </table:change-track-table-cell>
          </table:previous>
        </table:cell-content-change>
        <table:cell-content-change table:id="ct292">
          <table:cell-address table:column="2" table:row="20" table:table="5"/>
          <office:change-info>
            <dc:creator>Rainer Klute</dc:creator>
            <dc:date>2016-04-04T13:00:30.359031397</dc:date>
          </office:change-info>
          <table:previous>
            <table:change-track-table-cell office:value-type="string">
              <text:p>checkout StatechartError02.sct from svn repository</text:p>
            </table:change-track-table-cell>
          </table:previous>
        </table:cell-content-change>
        <table:cell-content-change table:id="ct293">
          <table:cell-address table:column="2" table:row="21" table:table="5"/>
          <office:change-info>
            <dc:creator>Rainer Klute</dc:creator>
            <dc:date>2016-04-04T13:00:30.359040080</dc:date>
          </office:change-info>
          <table:previous>
            <table:change-track-table-cell office:value-type="string">
              <text:p>checkout StatechartError03.sct from svn repository</text:p>
            </table:change-track-table-cell>
          </table:previous>
        </table:cell-content-change>
        <table:cell-content-change table:id="ct294">
          <table:cell-address table:column="2" table:row="23" table:table="5"/>
          <office:change-info>
            <dc:creator>Rainer Klute</dc:creator>
            <dc:date>2016-04-04T13:00:30.359042877</dc:date>
          </office:change-info>
          <table:previous>
            <table:change-track-table-cell office:value-type="string">
              <text:p>checkout StatechartError05.sct from svn repository</text:p>
            </table:change-track-table-cell>
          </table:previous>
        </table:cell-content-change>
        <table:cell-content-change table:id="ct295">
          <table:cell-address table:column="4" table:row="15" table:table="5"/>
          <office:change-info>
            <dc:creator>Rainer Klute</dc:creator>
            <dc:date>2016-04-04T13:00:30.359080028</dc:date>
          </office:change-info>
          <table:previous>
            <table:change-track-table-cell office:value-type="string">
              <text:p>There should be four error markers with error message:</text:p>
              <text:p/>
              <text:p>"entry, exit, events are allowed as local reactions only."</text:p>
            </table:change-track-table-cell>
          </table:previous>
        </table:cell-content-change>
        <table:cell-content-change table:id="ct296">
          <table:cell-address table:column="4" table:row="16" table:table="5"/>
          <office:change-info>
            <dc:creator>Rainer Klute</dc:creator>
            <dc:date>2016-04-04T13:00:30.35912579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In/Out declarations are not allowed in internal scope."</text:p>
            </table:change-track-table-cell>
          </table:previous>
        </table:cell-content-change>
        <table:cell-content-change table:id="ct297">
          <table:cell-address table:column="4" table:row="17" table:table="5"/>
          <office:change-info>
            <dc:creator>Rainer Klute</dc:creator>
            <dc:date>2016-04-04T13:00:30.359166483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Local declarations are not allowed in interface scope."</text:p>
            </table:change-track-table-cell>
          </table:previous>
        </table:cell-content-change>
        <table:cell-content-change table:id="ct298">
          <table:cell-address table:column="4" table:row="18" table:table="5"/>
          <office:change-info>
            <dc:creator>Rainer Klute</dc:creator>
            <dc:date>2016-04-04T13:00:30.35920686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Only one default/unnamed interface is allowed"</text:p>
            </table:change-track-table-cell>
          </table:previous>
        </table:cell-content-change>
        <table:cell-content-change table:id="ct299">
          <table:cell-address table:column="4" table:row="19" table:table="5"/>
          <office:change-info>
            <dc:creator>Rainer Klute</dc:creator>
            <dc:date>2016-04-04T13:00:30.359246853</dc:date>
          </office:change-info>
          <table:previous>
            <table:change-track-table-cell office:value-type="string">
              <text:p>There should be an error marker on the state with error message:</text:p>
              <text:p/>
              <text:p>"A state must have a name"</text:p>
            </table:change-track-table-cell>
          </table:previous>
        </table:cell-content-change>
        <table:cell-content-change table:id="ct300">
          <table:cell-address table:column="4" table:row="20" table:table="5"/>
          <office:change-info>
            <dc:creator>Rainer Klute</dc:creator>
            <dc:date>2016-04-04T13:00:30.359284916</dc:date>
          </office:change-info>
          <table:previous>
            <table:change-track-table-cell office:value-type="string">
              <text:p>There should be an error marker on the transition with error message:</text:p>
              <text:p/>
              <text:p>"Outgoing Transitions from Entries can not have a Trigger or Guard"</text:p>
            </table:change-track-table-cell>
          </table:previous>
        </table:cell-content-change>
        <table:cell-content-change table:id="ct301">
          <table:cell-address table:column="4" table:row="21" table:table="5"/>
          <office:change-info>
            <dc:creator>Rainer Klute</dc:creator>
            <dc:date>2016-04-04T13:00:30.359325397</dc:date>
          </office:change-info>
          <table:previous>
            <table:change-track-table-cell office:value-type="string">
              <text:p>There should be an error marker on the states with error message:</text:p>
              <text:p/>
              <text:p>"Duplicate SpecificationElement 'A' in Region 'main region'"</text:p>
            </table:change-track-table-cell>
          </table:previous>
        </table:cell-content-change>
        <table:cell-content-change table:id="ct302">
          <table:cell-address table:column="4" table:row="22" table:table="5"/>
          <office:change-info>
            <dc:creator>Rainer Klute</dc:creator>
            <dc:date>2016-04-04T13:00:30.359364948</dc:date>
          </office:change-info>
          <table:previous>
            <table:change-track-table-cell office:value-type="string">
              <text:p>There should be an error marker on state 'B' with error message:</text:p>
              <text:p/>
              <text:p>"Node is not reachable"</text:p>
            </table:change-track-table-cell>
          </table:previous>
        </table:cell-content-change>
        <table:cell-content-change table:id="ct303">
          <table:cell-address table:column="4" table:row="23" table:table="5"/>
          <office:change-info>
            <dc:creator>Rainer Klute</dc:creator>
            <dc:date>2016-04-04T13:00:30.359403702</dc:date>
          </office:change-info>
          <table:previous>
            <table:change-track-table-cell office:value-type="string">
              <text:p>There should be an error marker on Entry with error message:</text:p>
              <text:p/>
              <text:p>"Entries must not have more than one outgoing transition'"</text:p>
            </table:change-track-table-cell>
          </table:previous>
        </table:cell-content-change>
        <table:cell-content-change table:id="ct304">
          <table:cell-address table:column="4" table:row="24" table:table="5"/>
          <office:change-info>
            <dc:creator>Rainer Klute</dc:creator>
            <dc:date>2016-04-04T13:00:30.359460801</dc:date>
          </office:change-info>
          <table:previous>
            <table:change-track-table-cell office:value-type="string">
              <text:p>There should be an error marker on Choice with error message:</text:p>
              <text:p/>
              <text:p>"Choices must have at least one outgoing transition'"</text:p>
              <text:p>There should be a warning maker on Choice with warning message:</text:p>
              <text:p>“Transisition is never taken. Use 'oncycle' or 'always' instead”</text:p>
            </table:change-track-table-cell>
          </table:previous>
        </table:cell-content-change>
        <table:cell-content-change table:id="ct305">
          <table:cell-address table:column="1" table:row="17" table:table="6"/>
          <office:change-info>
            <dc:creator>Rainer Klute</dc:creator>
            <dc:date>2016-04-04T14:15:19.328923077</dc:date>
          </office:change-info>
          <table:previous>
            <table:change-track-table-cell office:value-type="string">
              <text:p>Test State Proposals</text:p>
            </table:change-track-table-cell>
          </table:previous>
        </table:cell-content-change>
        <table:cell-content-change table:id="ct306">
          <table:cell-address table:column="1" table:row="18" table:table="6"/>
          <office:change-info>
            <dc:creator>Rainer Klute</dc:creator>
            <dc:date>2016-04-04T14:15:19.328947792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7">
          <table:cell-address table:column="1" table:row="19" table:table="6"/>
          <office:change-info>
            <dc:creator>Rainer Klute</dc:creator>
            <dc:date>2016-04-04T14:15:19.328950573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8">
          <table:cell-address table:column="2" table:row="15" table:table="6"/>
          <office:change-info>
            <dc:creator>Rainer Klute</dc:creator>
            <dc:date>2016-04-04T14:15:19.328953568</dc:date>
          </office:change-info>
          <table:previous>
            <table:change-track-table-cell office:value-type="string">
              <text:p>T1.2</text:p>
            </table:change-track-table-cell>
          </table:previous>
        </table:cell-content-change>
        <table:cell-content-change table:id="ct309">
          <table:cell-address table:column="2" table:row="17" table:table="6"/>
          <office:change-info>
            <dc:creator>Rainer Klute</dc:creator>
            <dc:date>2016-04-04T14:15:19.328956484</dc:date>
          </office:change-info>
          <table:previous>
            <table:change-track-table-cell office:value-type="string">
              <text:p>T6.2</text:p>
            </table:change-track-table-cell>
          </table:previous>
        </table:cell-content-change>
        <table:cell-content-change table:id="ct310">
          <table:cell-address table:column="3" table:row="15" table:table="6"/>
          <office:change-info>
            <dc:creator>Rainer Klute</dc:creator>
            <dc:date>2016-04-04T14:15:19.329047140</dc:date>
          </office:change-info>
          <table:previous>
            <table:change-track-table-cell office:value-type="string">
              <text:p>Extend the Statechart specification:</text:p>
              <text:p/>
              <text:p>namespace Staircase</text:p>
              <text:p>internal:</text:p>
              <text:p>var light : boolean</text:p>
              <text:p/>
              <text:p>interface A:</text:p>
              <text:p>in event keypress</text:p>
              <text:p/>
              <text:p>interface B:</text:p>
              <text:p>in event keypress</text:p>
              <text:p/>
              <text:p>Select transition with <text:span text:style-name="T10">keypress</text:span> trigger</text:p>
              <text:p>Enter an A. before <text:span text:style-name="T10">keypress</text:span> to qualify the event</text:p>
            </table:change-track-table-cell>
          </table:previous>
        </table:cell-content-change>
        <table:cell-content-change table:id="ct311">
          <table:cell-address table:column="3" table:row="16" table:table="6"/>
          <office:change-info>
            <dc:creator>Rainer Klute</dc:creator>
            <dc:date>2016-04-04T14:15:19.329212703</dc:date>
          </office:change-info>
          <table:previous>
            <table:change-track-table-cell office:value-type="string">
              <text:p>Create a new statechart and name it <text:span text:style-name="T10">OtherStatechart</text:span></text:p>
              <text:p>Set a name to the state created by the wizard to solve the error</text:p>
              <text:p>Extend the statechart specification:</text:p>
              <text:p/>
              <text:p>namespace OtherStatechart</text:p>
              <text:p>interface A:</text:p>
              <text:p>out event e1</text:p>
              <text:p>in event e2</text:p>
              <text:p/>
              <text:p>interface B:</text:p>
              <text:p>out event e1</text:p>
              <text:p>in event e2</text:p>
            </table:change-track-table-cell>
          </table:previous>
        </table:cell-content-change>
        <table:cell-content-change table:id="ct312">
          <table:cell-address table:column="3" table:row="17" table:table="6"/>
          <office:change-info>
            <dc:creator>Rainer Klute</dc:creator>
            <dc:date>2016-04-04T14:15:19.329339675</dc:date>
          </office:change-info>
          <table:previous>
            <table:change-track-table-cell office:value-type="string">
              <text:p>Open statechart <text:span text:style-name="T10">Staircase.sct</text:span></text:p>
              <text:p>Select state LightOff</text:p>
              <text:p>Open properties view</text:p>
              <text:p>Place the cursor before the expression in the state specification and press CTRL+Space</text:p>
            </table:change-track-table-cell>
          </table:previous>
        </table:cell-content-change>
        <table:cell-content-change table:id="ct313">
          <table:cell-address table:column="3" table:row="18" table:table="6"/>
          <office:change-info>
            <dc:creator>Rainer Klute</dc:creator>
            <dc:date>2016-04-04T14:15:19.329388157</dc:date>
          </office:change-info>
          <table:previous>
            <table:change-track-table-cell office:value-type="string">
              <text:p>Select transition with trigger <text:span text:style-name="T10">A.keypress</text:span> Open properties view</text:p>
              <text:p>Move cursor before <text:span text:style-name="T10">A.keypress</text:span> and press CTRL-Space</text:p>
            </table:change-track-table-cell>
          </table:previous>
        </table:cell-content-change>
        <table:cell-content-change table:id="ct314">
          <table:cell-address table:column="3" table:row="19" table:table="6"/>
          <office:change-info>
            <dc:creator>Rainer Klute</dc:creator>
            <dc:date>2016-04-04T14:15:19.329426913</dc:date>
          </office:change-info>
          <table:previous>
            <table:change-track-table-cell office:value-type="string">
              <text:p><text:span text:style-name="T29">Move cursor after </text:span><text:span text:style-name="T30">A.keypress</text:span><text:span text:style-name="T29"> and press CTRL-Space</text:span></text:p>
            </table:change-track-table-cell>
          </table:previous>
        </table:cell-content-change>
        <table:cell-content-change table:id="ct315">
          <table:cell-address table:column="4" table:row="15" table:table="6"/>
          <office:change-info>
            <dc:creator>Rainer Klute</dc:creator>
            <dc:date>2016-04-04T14:15:19.329445013</dc:date>
          </office:change-info>
          <table:previous>
            <table:change-track-table-cell office:value-type="string">
              <text:p>Qualified events as transition trigger</text:p>
            </table:change-track-table-cell>
          </table:previous>
        </table:cell-content-change>
        <table:cell-content-change table:id="ct316">
          <table:cell-address table:column="4" table:row="16" table:table="6"/>
          <office:change-info>
            <dc:creator>Rainer Klute</dc:creator>
            <dc:date>2016-04-04T14:15:19.329448034</dc:date>
          </office:change-info>
          <table:previous table:id="ct213"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317">
          <table:cell-address table:column="4" table:row="17" table:table="6"/>
          <office:change-info>
            <dc:creator>Rainer Klute</dc:creator>
            <dc:date>2016-04-04T14:15:19.329510263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light</text:p>
              <text:p>- [</text:p>
              <text:p>- after</text:p>
              <text:p>- always</text:p>
              <text:p>- entry</text:p>
              <text:p>- every</text:p>
              <text:p>- exit</text:p>
              <text:p>- oncycle</text:p>
            </table:change-track-table-cell>
          </table:previous>
        </table:cell-content-change>
        <table:cell-content-change table:id="ct318">
          <table:cell-address table:column="4" table:row="18" table:table="6"/>
          <office:change-info>
            <dc:creator>Rainer Klute</dc:creator>
            <dc:date>2016-04-04T14:15:19.329667612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/</text:p>
              <text:p>- #</text:p>
              <text:p>- [</text:p>
              <text:p>- after</text:p>
              <text:p>- always</text:p>
              <text:p>- default</text:p>
              <text:p>- else</text:p>
              <text:p>- every</text:p>
              <text:p>- oncycle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4" calcext:value-type="date">
            <text:p>2016-04-04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6 of 96 open" calcext:value-type="string">
            <text:p>Incomplete: 96 of 96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4">Next</text:span></text:p>
            <text:p><text:span text:style-name="T5">Enter </text:span><text:span text:style-name="T4">TestProject</text:span><text:span text:style-name="T5"> into field </text:span><text:span text:style-name="T6">Project name</text:span><text:span text:style-name="T5">.</text:span></text:p>
            <text:p><text:span text:style-name="T5">Click </text:span><text:span text:style-name="T4">Finish</text:span><text:span text:style-name="T5">.</text:span></text:p>
            <text:p><text:span text:style-name="T7">In the </text:span><text:span text:style-name="T8">Confirm Perspective Switch</text:span><text:span text:style-name="T7"> dialog, click </text:span><text:span text:style-name="T9">Yes</text:span><text:span text:style-name="T7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4">Ctrl-N</text:span> to open the New wizard</text:p>
            <text:p>Expand the YAKINDU SCT tree entry and select <text:span text:style-name="T4">Statechart Model</text:span></text:p>
            <text:p>Click <text:span text:style-name="T4">Next</text:span></text:p>
            <text:p>In the <text:span text:style-name="T10">Select Statechart Domain</text:span> dialog, click <text:span text:style-name="T4">Next</text:span>.</text:p>
            <text:p>Enter <text:span text:style-name="T4">Staircase.sct</text:span> into the <text:span text:style-name="T10">File name</text:span> field.</text:p>
            <text:p>Click <text:span text:style-name="T4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4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7">The statechart contains a region named "main region". That region contains an entry state and a transition leading to state "StateA".</text:span></text:p>
            <text:p/>
            <text:p><text:span text:style-name="T7">There are no warning or error markers.</text:span></text:p>
            <text:p/>
            <text:p><text:span text:style-name="T7">The </text:span><text:span text:style-name="T8">Problems</text:span><text:span text:style-name="T7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4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7">Enter the following code into the state specification of the </text:span><text:span text:style-name="T8">LightOn</text:span><text:span text:style-name="T7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4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opy</text:span> (CTRL+C) to copy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opy</text:span> (CTRL+C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ut</text:span> (CTRL+X) to delete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ut</text:span> (CTRL+X) to delete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8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4">[Ctrl++]</text:span> to zoom in and <text:span text:style-name="T4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4">Run-&gt;Run Configurations...</text:span></text:p>
            <text:p>Select <text:span text:style-name="T10">Statechart Simulation.</text:span></text:p>
            <text:p>Click on the <text:span text:style-name="T4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4">Apply</text:span> button to save settings.</text:p>
            <text:p>Click on <text:span text:style-name="T4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OPEN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4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3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 A:</text:span></text:p>
            <text:p><text:span text:style-name="T11">in event keypress</text:span></text:p>
            <text:p><text:span text:style-name="T11"/></text:p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><text:span text:style-name="T11"/></text:p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7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6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TestProject.generator.xpand created in workspace</text:p>
            <text:p/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8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6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TestProject.generator.xtend created in workspace</text:p>
            <text:p/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9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<text:span text:style-name="T14">TestProject</text:span> in Package Explorer</text:p>
            <text:p>Select <text:span text:style-name="T14">File-&gt;New-&gt;Other</text:span> (CTRL+N) from the menu</text:p>
            <text:p>Select <text:span text:style-name="T14">Yakindu-&gt;Code Generator Model</text:span></text:p>
            <text:p>Click on <text:span text:style-name="T14">Next</text:span> button</text:p>
            <text:p>Set the name to S<text:span text:style-name="T15">taircaseJava.sgen</text:span></text:p>
            <text:p>Click on <text:span text:style-name="T14">Next</text:span> button</text:p>
            <text:p>Select <text:span text:style-name="T14">YAKINDU SCT Java Code Generator</text:span> and check <text:span text:style-name="T14">Staircase.sct</text:span></text:p>
            <text:p>Click on <text:span text:style-name="T14">Finish</text:span> button</text:p>
          </table:table-cell>
          <table:table-cell table:style-name="ce97" office:value-type="string" calcext:value-type="string">
            <text:p>File <text:span text:style-name="T10">StaircaseJava.sgen</text:span> created with initial settings</text:p>
            <text:p>Folder <text:span text:style-name="T10">src-gen</text:span> created by builder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Change targetFolder to <text:span text:style-name="T10">src-gen-java</text:span></text:p>
          </table:table-cell>
          <table:table-cell table:style-name="ce97" office:value-type="string" calcext:value-type="string">
            <text:p>Folder <text:span text:style-name="T10">src-gen-java</text:span> with generated code created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Click on feature 'Outlet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Debug' to sgen file</text:p>
            <text:p>Click on feature 'Debug'</text:p>
          </table:table-cell>
          <table:table-cell table:style-name="ce115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FunctionInlining' to sgen file</text:p>
            <text:p>Click on feature 'FunctionInlining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GeneralFeatures' to sgen file</text:p>
            <text:p>Click on feature 'GeneralFeatures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LicenseHeader' to sgen file</text:p>
            <text:p>Click on feature 'LicenseHeader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Naming' to sgen file</text:p>
            <text:p>Click on feature 'Naming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RunnableWrapper' to sgen file</text:p>
            <text:p>Click on feature 'RunnableWrapper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32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4">TestProject</text:span> in Package Explorer</text:p>
            <text:p>Select <text:span text:style-name="T14">File-&gt;New-&gt;Other</text:span> (CTRL+N) from the menu</text:p>
            <text:p>Select <text:span text:style-name="T14">Yakindu-&gt;Code Generator Model</text:span></text:p>
            <text:p>Click on <text:span text:style-name="T14">Next</text:span> button</text:p>
            <text:p>Set the name to S<text:span text:style-name="T15">taircaseC.sgen</text:span></text:p>
            <text:p>Click on <text:span text:style-name="T14">Next</text:span> button</text:p>
            <text:p>Select <text:span text:style-name="T14">YAKINDU SCT C Code Generator</text:span> and check <text:span text:style-name="T14">Staircase.sct</text:span></text:p>
            <text:p>Click on <text:span text:style-name="T14">Finish</text:span> button</text:p>
          </table:table-cell>
          <table:table-cell table:style-name="ce97" office:value-type="string" calcext:value-type="string">
            <text:p>File <text:span text:style-name="T10">StaircaseC.sgen</text:span> created with initial settings</text:p>
            <text:p>Folder <text:span text:style-name="T10">src-gen</text:span> created by builder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31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</text:span></text:p>
            <text:p>Change targetFolder to <text:span text:style-name="T10">src-gen-c</text:span></text:p>
            <text:p><text:span text:style-name="T16">Save the file</text:span></text:p>
          </table:table-cell>
          <table:table-cell table:style-name="ce97" office:value-type="string" calcext:value-type="string">
            <text:p>Folder <text:span text:style-name="T10">src-gen-c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32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4">TestProject</text:span> in Package Explorer</text:p>
            <text:p>Select <text:span text:style-name="T14">File-&gt;New-&gt;Other</text:span> (CTRL+N) from the menu</text:p>
            <text:p>Select <text:span text:style-name="T14">Yakindu-&gt;YAKINDU Statechart Generator Model</text:span></text:p>
            <text:p>Click on <text:span text:style-name="T14">Next</text:span> button</text:p>
            <text:p>Set the name to S<text:span text:style-name="T15">taircaseC++.sgen</text:span></text:p>
            <text:p>Click on <text:span text:style-name="T14">Next</text:span> button</text:p>
            <text:p>Select <text:span text:style-name="T14">YAKINDU SCT C++ Code Generator</text:span> and check <text:span text:style-name="T14">Staircase.sct</text:span></text:p>
            <text:p>Click on <text:span text:style-name="T14">Finish</text:span> button</text:p>
          </table:table-cell>
          <table:table-cell table:style-name="ce97" office:value-type="string" calcext:value-type="string">
            <text:p>File <text:span text:style-name="T10">StaircaseC++.sgen</text:span> created with initial settings</text:p>
            <text:p>Folder <text:span text:style-name="T10">src-gen</text:span> created by builder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31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++.sgen</text:span></text:p>
            <text:p>Change targetFolder to <text:span text:style-name="T10">src-gen-cpp</text:span></text:p>
            <text:p><text:span text:style-name="T16">Save the file</text:span></text:p>
          </table:table-cell>
          <table:table-cell table:style-name="ce97" office:value-type="string" calcext:value-type="string">
            <text:p>Folder <text:span text:style-name="T10">src-gen-cpp</text:span> with generated code created.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32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4">TestProject</text:span> in Package Explorer</text:p>
            <text:p>Select <text:span text:style-name="T14">File-&gt;New-&gt;Other</text:span> (CTRL+N) from the menu</text:p>
            <text:p>Select <text:span text:style-name="T14">Yakindu-&gt;Code Generator Model</text:span></text:p>
            <text:p>Click on <text:span text:style-name="T14">Next</text:span> button</text:p>
            <text:p>Set the name to S<text:span text:style-name="T15">taircaseXpand.sgen</text:span></text:p>
            <text:p>Click on <text:span text:style-name="T14">Next</text:span> button</text:p>
            <text:p>Select <text:span text:style-name="T14">Custom Xpand-based Generator</text:span> and check <text:span text:style-name="T14">Staircase.sct</text:span></text:p>
            <text:p>Click on <text:span text:style-name="T14">Finish</text:span> button</text:p>
          </table:table-cell>
          <table:table-cell table:style-name="ce97" office:value-type="string" calcext:value-type="string">
            <text:p>File <text:span text:style-name="T10">StaircaseXpand.sgen</text:span> created with initial settings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3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13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10">TestProject.generator.xpand”</text:span></text:p>
          </table:table-cell>
          <table:table-cell table:style-name="ce116"/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4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file <text:span text:style-name="T10">StaircaseXpand.sgen and set following features:</text:span></text:p>
            <text:p>- targetFolder = "src-gen-xpand"</text:p>
            <text:p><text:span text:style-name="T16">- templateProject = "TestProject.generator.xpand"</text:span></text:p>
            <text:p><text:span text:style-name="T16">- templatePath = "testproject::generator::xpand::TextGenerator::main"</text:span></text:p>
            <text:p><text:span text:style-name="T16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5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4">TestProject</text:span> in Package Explorer</text:p>
            <text:p>Select <text:span text:style-name="T14">File-&gt;New-&gt;Other</text:span> (CTRL+N) from the menu</text:p>
            <text:p>Select <text:span text:style-name="T14">Yakindu-&gt;Code Generator Model</text:span></text:p>
            <text:p>Click on <text:span text:style-name="T14">Next</text:span> button</text:p>
            <text:p>Set the name to S<text:span text:style-name="T15">taircaseXtend.sgen</text:span></text:p>
            <text:p>Click on <text:span text:style-name="T14">Next</text:span> button</text:p>
            <text:p>Select <text:span text:style-name="T14">Custom Xtend2/Java-based Generator</text:span></text:p>
            <text:p>Check <text:span text:style-name="T17">Staircase.sct </text:span><text:span text:style-name="T18">file</text:span></text:p>
            <text:p>Click on <text:span text:style-name="T14">Finish</text:span> button</text:p>
          </table:table-cell>
          <table:table-cell table:style-name="ce97" office:value-type="string" calcext:value-type="string">
            <text:p>File <text:span text:style-name="T10">StaircaseXtend.sgen</text:span> created with initial settings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3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<text:span text:style-name="T19">Open the properties of the Project TestProject(rightclick -&gt; Properties or Alt+Enter)</text:span></text:p>
            <text:p><text:span text:style-name="T19">Select “Java Build Path”</text:span></text:p>
            <text:p><text:span text:style-name="T19">Select the reiter “Projects”</text:span></text:p>
            <text:p><text:span text:style-name="T19">Click on “Add...”</text:span></text:p>
            <text:p><text:span text:style-name="T19">Add “</text:span><text:span text:style-name="T20">TestProject.generator.xtend”</text:span></text:p>
          </table:table-cell>
          <table:table-cell table:style-name="ce116"/>
          <table:table-cell table:style-name="ce1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4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file <text:span text:style-name="T10">StaircaseXtend.sgen and set following features:</text:span></text:p>
            <text:p>- targetFolder = "src-gen-xtend"</text:p>
            <text:p><text:span text:style-name="T16">- generatorProject = "TestProject.generator.xtend"</text:span></text:p>
            <text:p><text:span text:style-name="T16">- generatorClass = "testproject.generator.xtend.XtendGenerator"</text:span></text:p>
            <text:p><text:span text:style-name="T16">Save the file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6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7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6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8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104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7"/>
          <table:table-cell table:style-name="ce139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9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7"/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9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enter “namespace” and hit Space and hit Ctrl+Space</text:p>
            <text:p>Expected proposals :</text:p>
          </table:table-cell>
          <table:table-cell table:style-name="ce97"/>
          <table:table-cell table:style-name="ce141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0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42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1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104" office:value-type="string" calcext:value-type="string">
            <text:p>enter “after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3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1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8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1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6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1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7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8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9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6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2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Select File--&gt; New --&gt; Example</text:p>
            <text:p>Choose “Trafficlight Example”, click Next</text:p>
            <text:p>Click Finish</text:p>
            <text:p/>
          </table:table-cell>
          <table:table-cell table:style-name="ce97" office:value-type="string" calcext:value-type="string">
            <text:p>The Trafficlight Example is created into the workspace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3">
          <table:table-cell/>
          <table:table-cell table:style-name="Default" table:number-columns-repeated="2"/>
          <table:table-cell table:number-columns-repeated="1021"/>
        </table:table-row>
        <table:table-row table:style-name="ro36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4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Create new Class with following contend:</text:p>
            <text:p><text:span text:style-name="T21">import</text:span><text:span text:style-name="T22"> java.io.IOException;</text:span></text:p>
            <text:p/>
            <text:p><text:span text:style-name="T21">public</text:span><text:span text:style-name="T22"> </text:span><text:span text:style-name="T23">class</text:span><text:span text:style-name="T22"> Operations {</text:span></text:p>
            <text:p/>
            <text:p><text:span text:style-name="T21">public</text:span><text:span text:style-name="T22"> </text:span><text:span text:style-name="T23">long</text:span><text:span text:style-name="T22"> returnFive(){</text:span></text:p>
            <text:p><text:span text:style-name="T21">return</text:span><text:span text:style-name="T22"> 5;</text:span></text:p>
            <text:p><text:span text:style-name="T22">}</text:span></text:p>
            <text:p/>
            <text:p><text:span text:style-name="T21">public long</text:span><text:span text:style-name="T22"> returnSum(long i, double d){</text:span></text:p>
            <text:p><text:span text:style-name="T21">return (long) (i+d)</text:span><text:span text:style-name="T22">;</text:span></text:p>
            <text:p><text:span text:style-name="T22">}</text:span></text:p>
            <text:p/>
            <text:p><text:span text:style-name="T21">public</text:span><text:span text:style-name="T22"> </text:span><text:span text:style-name="T23">void</text:span><text:span text:style-name="T22"> throwUncheckedException() {</text:span></text:p>
            <text:p><text:span text:style-name="T21">throw</text:span><text:span text:style-name="T22"> </text:span><text:span text:style-name="T23">new</text:span><text:span text:style-name="T22"> RuntimeException("Runtime Exception in executed code");</text:span></text:p>
            <text:p><text:span text:style-name="T22">}</text:span></text:p>
            <text:p/>
            <text:p><text:span text:style-name="T21">public</text:span><text:span text:style-name="T22"> </text:span><text:span text:style-name="T23">void</text:span><text:span text:style-name="T22"> throwCheckedException() </text:span><text:span text:style-name="T23">throws</text:span><text:span text:style-name="T22"> IOException {</text:span></text:p>
            <text:p><text:span text:style-name="T21">throw</text:span><text:span text:style-name="T22"> </text:span><text:span text:style-name="T23">new</text:span><text:span text:style-name="T22"> IOException("IOException in executed code");</text:span></text:p>
            <text:p><text:span text:style-name="T22">}</text:span></text:p>
            <text:p><text:span text:style-name="T22">}</text:span></text:p>
            <text:p><text:span text:style-name="T22">Right click on Staircase.sct → Run as... → Run Configurations → enter “Operations” as operations class</text:span></text:p>
            <text:p><text:span text:style-name="T22">Open Staircase.sct and add to internal scope:</text:span></text:p>
            <text:p><text:span text:style-name="T21">operation</text:span><text:span text:style-name="T22"> returnFive():integer</text:span></text:p>
            <text:p><text:span text:style-name="T21">operation</text:span><text:span text:style-name="T22"> returnSum(param1 : integer, param2 : real ):integer</text:span></text:p>
            <text:p><text:span text:style-name="T21">operation</text:span><text:span text:style-name="T22"> throwUncheckedException(): void</text:span></text:p>
            <text:p><text:span text:style-name="T21">operation</text:span><text:span text:style-name="T22"> throwCheckedException():void</text:span></text:p>
            <text:p><text:span text:style-name="T21">operation</text:span><text:span text:style-name="T22"> unsupportedMethod():void</text:span></text:p>
            <text:p/>
          </table:table-cell>
          <table:table-cell table:style-name="ce97" office:value-type="string" calcext:value-type="string">
            <text:p>Operation Class created and prepared statechart to execute external operations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45">
          <table:table-cell table:style-name="ce151" office:value-type="string" calcext:value-type="string">
            <text:p>T11.2</text:p>
          </table:table-cell>
          <table:table-cell table:style-name="ce151" office:value-type="string" calcext:value-type="string">
            <text:p>Calling a valid operation during statechat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51" office:value-type="string" calcext:value-type="string">
            <text:p>The operation is executed → state changes after 5 sec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6">
          <table:table-cell table:style-name="ce151" office:value-type="string" calcext:value-type="string">
            <text:p>T11.3</text:p>
          </table:table-cell>
          <table:table-cell table:style-name="ce151" office:value-type="string" calcext:value-type="string">
            <text:p>Runtime Exception during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state LigthOn:</text:p>
          </table:table-cell>
          <table:table-cell table:style-name="ce151" office:value-type="string" calcext:value-type="string">
            <text:p>The operation is executed →</text:p>
            <text:p>a PopUp indicates that an exception occurs and asks to terminate or</text:p>
            <text:p>Relaunch the statechart.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5">
          <table:table-cell table:style-name="ce151" office:value-type="string" calcext:value-type="string">
            <text:p>T11.4</text:p>
          </table:table-cell>
          <table:table-cell table:style-name="ce151" office:value-type="string" calcext:value-type="string">
            <text:p>CheckedException during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Change expression to „entry / throwCheckedException()” → run simulation</text:p>
          </table:table-cell>
          <table:table-cell table:style-name="ce151" office:value-type="string" calcext:value-type="string">
            <text:p>The operation is executed → a PopUp indicates that an exception occurs</text:p>
            <text:p>And asks to terminate or relaunch the statechart.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7">
          <table:table-cell table:style-name="ce151" office:value-type="string" calcext:value-type="string">
            <text:p>T11.5</text:p>
          </table:table-cell>
          <table:table-cell table:style-name="ce151" office:value-type="string" calcext:value-type="string">
            <text:p>Try to call a Method that dose not exist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51" office:value-type="string" calcext:value-type="string">
            <text:p>The operation is executed → a PopUp indicates that the method is not</text:p>
            <text:p>Supported and asks to terminate or relaunch the statechart.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5">
          <table:table-cell table:style-name="ce151" office:value-type="string" calcext:value-type="string">
            <text:p>T11.6</text:p>
          </table:table-cell>
          <table:table-cell table:style-name="ce151" office:value-type="string" calcext:value-type="string">
            <text:p>Calling invalid opera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51" office:value-type="string" calcext:value-type="string">
            <text:p>The transition should get an error marker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51"/>
          <table:table-cell table:style-name="ce95" table:number-columns-repeated="1017"/>
        </table:table-row>
        <table:table-row table:style-name="ro45">
          <table:table-cell table:style-name="ce151" office:value-type="string" calcext:value-type="string">
            <text:p>T11.7</text:p>
          </table:table-cell>
          <table:table-cell table:style-name="ce151" office:value-type="string" calcext:value-type="string">
            <text:p>Calling another valid operation during statechat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51" office:value-type="string" calcext:value-type="string">
            <text:p>The operation is executed → state changes after 5 sec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151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3">
          <table:table-cell/>
          <table:table-cell table:style-name="ce2"/>
          <table:table-cell table:number-columns-repeated="1022"/>
        </table:table-row>
        <table:table-row table:style-name="ro4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3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36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8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5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0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5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8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5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9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0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3" table:number-rows-repeated="65483">
          <table:table-cell table:number-columns-repeated="1024"/>
        </table:table-row>
        <table:table-row table:style-name="ro43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2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3">
          <table:table-cell/>
          <table:table-cell table:style-name="ce2"/>
          <table:table-cell table:number-columns-repeated="1022"/>
        </table:table-row>
        <table:table-row table:style-name="ro4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3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5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5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3">
          <table:table-cell table:style-name="ce170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8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6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7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8" table:content-validation-name="val1"/>
          <table:table-cell table:style-name="ce104"/>
          <table:table-cell table:style-name="ce95" table:number-columns-repeated="1017"/>
        </table:table-row>
        <table:table-row table:style-name="ro50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0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0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3" table:number-rows-repeated="65483">
          <table:table-cell table:number-columns-repeated="1024"/>
        </table:table-row>
        <table:table-row table:style-name="ro43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1:07:08.5004612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4T16:15:26.624459062</dc:date>
    <meta:editing-duration>P3DT2H54M24S</meta:editing-duration>
    <meta:editing-cycles>330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54" meta:object-count="0"/>
  </office:meta>
</office:document-meta>
</file>